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paragraph-rsid="0002a819"/>
    </style:style>
    <style:style style:name="P2" style:family="paragraph" style:parent-style-name="Text_20_body" style:list-style-name="L1">
      <style:text-properties officeooo:rsid="041ff1e3" officeooo:paragraph-rsid="0002a819"/>
    </style:style>
    <style:style style:name="P3" style:family="paragraph" style:parent-style-name="Heading_20_3" style:list-style-name="">
      <style:text-properties officeooo:paragraph-rsid="0002a819"/>
    </style:style>
    <style:style style:name="P4" style:family="paragraph" style:parent-style-name="Text_20_body" style:list-style-name="L2">
      <style:text-properties officeooo:rsid="2a95d0f8" officeooo:paragraph-rsid="0002a819"/>
    </style:style>
    <style:style style:name="P5" style:family="paragraph" style:parent-style-name="Heading_20_3">
      <style:text-properties officeooo:paragraph-rsid="0002a819"/>
    </style:style>
    <style:style style:name="P6" style:family="paragraph" style:parent-style-name="Text_20_body">
      <style:paragraph-properties fo:margin-left="0in" fo:margin-right="0in" fo:text-indent="0in" style:auto-text-indent="false"/>
      <style:text-properties fo:color="#2a6099" loext:opacity="100%" officeooo:rsid="00144568" officeooo:paragraph-rsid="0002a819"/>
    </style:style>
    <style:style style:name="P7" style:family="paragraph" style:parent-style-name="Text_20_body" style:list-style-name="L3">
      <style:text-properties officeooo:rsid="00144568" officeooo:paragraph-rsid="0002a819"/>
    </style:style>
    <style:style style:name="P8" style:family="paragraph" style:parent-style-name="Heading_20_5">
      <style:text-properties officeooo:paragraph-rsid="0002a819"/>
    </style:style>
    <style:style style:name="P9" style:family="paragraph" style:parent-style-name="Text_20_body">
      <style:text-properties fo:color="#000000" loext:opacity="100%" officeooo:rsid="00144568" officeooo:paragraph-rsid="0002a819"/>
    </style:style>
    <style:style style:name="P10" style:family="paragraph" style:parent-style-name="Text_20_body" style:list-style-name="L4">
      <style:text-properties fo:color="#000000" loext:opacity="100%" officeooo:rsid="47067adc" officeooo:paragraph-rsid="0002a819"/>
    </style:style>
    <style:style style:name="P11" style:family="paragraph" style:parent-style-name="Text_20_body" style:list-style-name="L4">
      <style:text-properties officeooo:paragraph-rsid="0002a819"/>
    </style:style>
    <style:style style:name="P12" style:family="paragraph" style:parent-style-name="Text_20_body" style:list-style-name="L5">
      <style:text-properties officeooo:paragraph-rsid="0002a819"/>
    </style:style>
    <style:style style:name="P13" style:family="paragraph" style:parent-style-name="Heading_20_4">
      <style:text-properties officeooo:paragraph-rsid="0002a819"/>
    </style:style>
    <style:style style:name="P14" style:family="paragraph" style:parent-style-name="Heading_20_5">
      <style:text-properties fo:color="#c9211e" loext:opacity="100%" officeooo:paragraph-rsid="0002a819"/>
    </style:style>
    <style:style style:name="P15" style:family="paragraph" style:parent-style-name="Text_20_body" style:list-style-name="L6">
      <style:text-properties officeooo:paragraph-rsid="0002a819"/>
    </style:style>
    <style:style style:name="P16" style:family="paragraph" style:parent-style-name="Text_20_body" style:list-style-name="L6">
      <style:text-properties officeooo:rsid="47089708" officeooo:paragraph-rsid="0002a819"/>
    </style:style>
    <style:style style:name="P17" style:family="paragraph" style:parent-style-name="Text_20_body" style:list-style-name="L7">
      <style:text-properties officeooo:paragraph-rsid="0002a819"/>
    </style:style>
    <style:style style:name="P18" style:family="paragraph" style:parent-style-name="Text_20_body" style:list-style-name="L7">
      <style:text-properties officeooo:rsid="470a4e16" officeooo:paragraph-rsid="0002a819"/>
    </style:style>
    <style:style style:name="P19" style:family="paragraph" style:parent-style-name="Heading_20_6">
      <style:text-properties officeooo:paragraph-rsid="0002a819"/>
    </style:style>
    <style:style style:name="P20" style:family="paragraph" style:parent-style-name="Text_20_body">
      <style:text-properties officeooo:rsid="470a4e16" officeooo:paragraph-rsid="0002a819"/>
    </style:style>
    <style:style style:name="P21" style:family="paragraph" style:parent-style-name="Text_20_body" style:list-style-name="L8">
      <style:text-properties fo:color="#000000" loext:opacity="100%" officeooo:rsid="00144568" officeooo:paragraph-rsid="0002a819"/>
    </style:style>
    <style:style style:name="P22" style:family="paragraph" style:parent-style-name="Text_20_body" style:list-style-name="L8">
      <style:text-properties fo:color="#000000" loext:opacity="100%" officeooo:rsid="470c4f2c" officeooo:paragraph-rsid="0002a819"/>
    </style:style>
    <style:style style:name="P23" style:family="paragraph" style:parent-style-name="Text_20_body">
      <style:text-properties fo:color="#000000" loext:opacity="100%" officeooo:rsid="470c4f2c" officeooo:paragraph-rsid="0002a819"/>
    </style:style>
    <style:style style:name="P24" style:family="paragraph" style:parent-style-name="Text_20_body" style:list-style-name="L9">
      <style:text-properties officeooo:paragraph-rsid="0002a819"/>
    </style:style>
    <style:style style:name="P25" style:family="paragraph" style:parent-style-name="Text_20_body" style:list-style-name="L10">
      <style:text-properties officeooo:rsid="2aa925b7" officeooo:paragraph-rsid="0002a819"/>
    </style:style>
    <style:style style:name="P26" style:family="paragraph" style:parent-style-name="Text_20_body" style:list-style-name="L10">
      <style:text-properties officeooo:rsid="4712eea3" officeooo:paragraph-rsid="0002a819"/>
    </style:style>
    <style:style style:name="P27" style:family="paragraph" style:parent-style-name="Text_20_body">
      <style:text-properties officeooo:rsid="47156431" officeooo:paragraph-rsid="0002a819"/>
    </style:style>
    <style:style style:name="P28" style:family="paragraph" style:parent-style-name="Text_20_body" style:list-style-name="L11">
      <style:text-properties fo:color="#000000" loext:opacity="100%" officeooo:rsid="47168ca7" officeooo:paragraph-rsid="0002a819"/>
    </style:style>
    <style:style style:name="P29" style:family="paragraph" style:parent-style-name="Text_20_body">
      <style:paragraph-properties fo:margin-left="0in" fo:margin-right="0in" fo:text-indent="0in" style:auto-text-indent="false"/>
      <style:text-properties officeooo:paragraph-rsid="0002a819"/>
    </style:style>
    <style:style style:name="P30" style:family="paragraph" style:parent-style-name="Text_20_body" style:list-style-name="L12">
      <style:text-properties fo:color="#000000" loext:opacity="100%" officeooo:rsid="00144568" officeooo:paragraph-rsid="0002a819"/>
    </style:style>
    <style:style style:name="P31" style:family="paragraph" style:parent-style-name="Heading_20_4">
      <style:text-properties officeooo:rsid="47180c03" officeooo:paragraph-rsid="0002a819"/>
    </style:style>
    <style:style style:name="P32" style:family="paragraph" style:parent-style-name="Text_20_body">
      <style:text-properties officeooo:rsid="2aa71f8e" officeooo:paragraph-rsid="0002a819"/>
    </style:style>
    <style:style style:name="P33" style:family="paragraph" style:parent-style-name="Text_20_body" style:list-style-name="L13">
      <style:text-properties fo:color="#000000" loext:opacity="100%" officeooo:rsid="00144568" officeooo:paragraph-rsid="0002a819"/>
    </style:style>
    <style:style style:name="P34" style:family="paragraph" style:parent-style-name="Text_20_body" style:list-style-name="L13">
      <style:text-properties officeooo:rsid="192a45f4" officeooo:paragraph-rsid="0002a819"/>
    </style:style>
    <style:style style:name="P35" style:family="paragraph" style:parent-style-name="Text_20_body" style:list-style-name="L13">
      <style:text-properties officeooo:rsid="2aa71f8e" officeooo:paragraph-rsid="0002a819"/>
    </style:style>
    <style:style style:name="P36" style:family="paragraph" style:parent-style-name="Text_20_body" style:list-style-name="L13">
      <style:text-properties fo:color="#000000" loext:opacity="100%" officeooo:rsid="2aad4ed9" officeooo:paragraph-rsid="0002a819"/>
    </style:style>
    <style:style style:name="P37" style:family="paragraph" style:parent-style-name="Text_20_body" style:list-style-name="L13">
      <style:text-properties officeooo:rsid="041ff1e3" officeooo:paragraph-rsid="0002a819"/>
    </style:style>
    <style:style style:name="P38" style:family="paragraph" style:parent-style-name="Text_20_body" style:list-style-name="L14">
      <style:text-properties fo:color="#000000" loext:opacity="100%" officeooo:rsid="00144568" officeooo:paragraph-rsid="0002a819"/>
    </style:style>
    <style:style style:name="P39" style:family="paragraph" style:parent-style-name="Text_20_body" style:list-style-name="L14">
      <style:text-properties fo:color="#000000" loext:opacity="100%" officeooo:rsid="46fabb97" officeooo:paragraph-rsid="0002a819"/>
    </style:style>
    <style:style style:name="P40" style:family="paragraph" style:parent-style-name="Text_20_body" style:list-style-name="L14">
      <style:text-properties officeooo:rsid="3bcbc190" officeooo:paragraph-rsid="0002a819"/>
    </style:style>
    <style:style style:name="P41" style:family="paragraph" style:parent-style-name="Text_20_body">
      <style:text-properties officeooo:rsid="471fead0" officeooo:paragraph-rsid="0002a819"/>
    </style:style>
    <style:style style:name="P42" style:family="paragraph" style:parent-style-name="Text_20_body" style:list-style-name="L14">
      <style:text-properties officeooo:rsid="2ab233ed" officeooo:paragraph-rsid="0002a819"/>
    </style:style>
    <style:style style:name="P43" style:family="paragraph" style:parent-style-name="Text_20_body" style:list-style-name="L14">
      <style:text-properties officeooo:paragraph-rsid="0002a819"/>
    </style:style>
    <style:style style:name="P44" style:family="paragraph" style:parent-style-name="Text_20_body" style:list-style-name="L14">
      <style:text-properties fo:color="#000000" loext:opacity="100%" officeooo:rsid="2ab3a00c" officeooo:paragraph-rsid="0002a819"/>
    </style:style>
    <style:style style:name="P45" style:family="paragraph" style:parent-style-name="Text_20_body" style:list-style-name="L14">
      <style:text-properties fo:color="#000000" loext:opacity="100%" officeooo:rsid="2ab400fe" officeooo:paragraph-rsid="0002a819"/>
    </style:style>
    <style:style style:name="P46" style:family="paragraph" style:parent-style-name="Heading_20_7">
      <style:text-properties officeooo:paragraph-rsid="0002a819"/>
    </style:style>
    <style:style style:name="P47" style:family="paragraph" style:parent-style-name="Text_20_body">
      <style:text-properties fo:color="#2a6099" loext:opacity="100%" officeooo:rsid="471aad71" officeooo:paragraph-rsid="0002a819"/>
    </style:style>
    <style:style style:name="P48" style:family="paragraph" style:parent-style-name="Text_20_body">
      <style:text-properties officeooo:paragraph-rsid="0002a819"/>
    </style:style>
    <style:style style:name="P49" style:family="paragraph" style:parent-style-name="Text_20_body" style:list-style-name="L15">
      <style:text-properties officeooo:paragraph-rsid="0002a819"/>
    </style:style>
    <style:style style:name="P50" style:family="paragraph" style:parent-style-name="Text_20_body" style:list-style-name="L15">
      <style:text-properties officeooo:rsid="471bc244" officeooo:paragraph-rsid="0002a819"/>
    </style:style>
    <style:style style:name="P51" style:family="paragraph" style:parent-style-name="Text_20_body" style:list-style-name="L15">
      <style:text-properties officeooo:rsid="471ce46e" officeooo:paragraph-rsid="0002a819"/>
    </style:style>
    <style:style style:name="P52" style:family="paragraph" style:parent-style-name="Text_20_body">
      <style:text-properties officeooo:rsid="471ce46e" officeooo:paragraph-rsid="0002a819"/>
    </style:style>
    <style:style style:name="P53" style:family="paragraph" style:parent-style-name="Text_20_body">
      <style:text-properties officeooo:rsid="471da433" officeooo:paragraph-rsid="0002a819"/>
    </style:style>
    <style:style style:name="P54" style:family="paragraph" style:parent-style-name="Text_20_body">
      <style:text-properties officeooo:rsid="0112ac36" officeooo:paragraph-rsid="0002a819"/>
    </style:style>
    <style:style style:name="P55" style:family="paragraph" style:parent-style-name="Text_20_body" style:list-style-name="L16">
      <style:text-properties officeooo:rsid="0112ac36" officeooo:paragraph-rsid="0002a819"/>
    </style:style>
    <style:style style:name="P56" style:family="paragraph" style:parent-style-name="Text_20_body" style:list-style-name="L17">
      <style:text-properties officeooo:rsid="0112ac36" officeooo:paragraph-rsid="0002a819"/>
    </style:style>
    <style:style style:name="P57" style:family="paragraph" style:parent-style-name="Text_20_body" style:list-style-name="L17">
      <style:text-properties officeooo:paragraph-rsid="0002a819"/>
    </style:style>
    <style:style style:name="P58" style:family="paragraph" style:parent-style-name="Heading_20_8">
      <style:text-properties officeooo:paragraph-rsid="0002a819"/>
    </style:style>
    <style:style style:name="P59" style:family="paragraph" style:parent-style-name="Text_20_body" style:list-style-name="L18">
      <style:text-properties fo:color="#000000" loext:opacity="100%" officeooo:rsid="00144568" officeooo:paragraph-rsid="0002a819"/>
    </style:style>
    <style:style style:name="P60" style:family="paragraph" style:parent-style-name="Text_20_body" style:list-style-name="L18">
      <style:text-properties officeooo:rsid="2ab233ed" officeooo:paragraph-rsid="0002a819"/>
    </style:style>
    <style:style style:name="P61" style:family="paragraph" style:parent-style-name="Text_20_body" style:list-style-name="L18">
      <style:text-properties officeooo:rsid="192bc71a" officeooo:paragraph-rsid="0002a819"/>
    </style:style>
    <style:style style:name="P62" style:family="paragraph" style:parent-style-name="Text_20_body" style:list-style-name="L18">
      <style:text-properties officeooo:rsid="2ab2b5bf" officeooo:paragraph-rsid="0002a819"/>
    </style:style>
    <style:style style:name="P63" style:family="paragraph" style:parent-style-name="Text_20_body" style:list-style-name="L19">
      <style:text-properties fo:color="#000000" loext:opacity="100%" officeooo:rsid="00144568" officeooo:paragraph-rsid="0002a819"/>
    </style:style>
    <style:style style:name="P64" style:family="paragraph" style:parent-style-name="Text_20_body" style:list-style-name="L19">
      <style:text-properties officeooo:rsid="041ff1e3" officeooo:paragraph-rsid="0002a819"/>
    </style:style>
    <style:style style:name="P65" style:family="paragraph" style:parent-style-name="Text_20_body" style:list-style-name="L20">
      <style:text-properties fo:color="#000000" loext:opacity="100%" officeooo:rsid="3bca5d5b" officeooo:paragraph-rsid="0002a819"/>
    </style:style>
    <style:style style:name="P66" style:family="paragraph" style:parent-style-name="Text_20_body" style:list-style-name="L20">
      <style:text-properties fo:color="#000000" loext:opacity="100%" officeooo:rsid="46b90447" officeooo:paragraph-rsid="0002a819"/>
    </style:style>
    <style:style style:name="P67" style:family="paragraph" style:parent-style-name="Text_20_body">
      <style:text-properties fo:color="#000000" loext:opacity="100%" officeooo:rsid="3bca5d5b" officeooo:paragraph-rsid="0002a819"/>
    </style:style>
    <style:style style:name="P68" style:family="paragraph" style:parent-style-name="Text_20_body" style:list-style-name="L20">
      <style:text-properties officeooo:paragraph-rsid="0002a819"/>
    </style:style>
    <style:style style:name="P69" style:family="paragraph" style:parent-style-name="Text_20_body" style:list-style-name="L20">
      <style:text-properties officeooo:rsid="425ab330" officeooo:paragraph-rsid="0002a819"/>
    </style:style>
    <style:style style:name="P70" style:family="paragraph" style:parent-style-name="Text_20_body" style:list-style-name="L21">
      <style:text-properties fo:color="#000000" loext:opacity="100%" officeooo:rsid="00144568" officeooo:paragraph-rsid="0002a819"/>
    </style:style>
    <style:style style:name="P71" style:family="paragraph" style:parent-style-name="Text_20_body" style:list-style-name="L21">
      <style:text-properties officeooo:rsid="2aba6fd3" officeooo:paragraph-rsid="0002a819"/>
    </style:style>
    <style:style style:name="P72" style:family="paragraph" style:parent-style-name="Text_20_body" style:list-style-name="L21">
      <style:text-properties fo:color="#000000" loext:opacity="100%" officeooo:rsid="2aba6fd3" officeooo:paragraph-rsid="0002a819"/>
    </style:style>
    <style:style style:name="P73" style:family="paragraph" style:parent-style-name="Text_20_body" style:list-style-name="L22">
      <style:text-properties fo:color="#000000" loext:opacity="100%" officeooo:rsid="2abc1991" officeooo:paragraph-rsid="0002a819"/>
    </style:style>
    <style:style style:name="P74" style:family="paragraph" style:parent-style-name="Text_20_body">
      <style:text-properties fo:color="#000000" loext:opacity="100%" officeooo:rsid="472f9768" officeooo:paragraph-rsid="0002a819"/>
    </style:style>
    <style:style style:name="P75" style:family="paragraph" style:parent-style-name="Text_20_body" style:list-style-name="L22">
      <style:text-properties fo:color="#000000" loext:opacity="100%" officeooo:rsid="472f9768" officeooo:paragraph-rsid="0002a819"/>
    </style:style>
    <style:style style:name="P76" style:family="paragraph" style:parent-style-name="Text_20_body" style:list-style-name="L22">
      <style:text-properties fo:color="#000000" loext:opacity="100%" officeooo:rsid="2abfac72" officeooo:paragraph-rsid="0002a819"/>
    </style:style>
    <style:style style:name="P77" style:family="paragraph" style:parent-style-name="Text_20_body" style:list-style-name="L22">
      <style:text-properties fo:color="#000000" loext:opacity="100%" officeooo:rsid="218377d6" officeooo:paragraph-rsid="0002a819"/>
    </style:style>
    <style:style style:name="P78" style:family="paragraph" style:parent-style-name="Text_20_body" style:list-style-name="L22">
      <style:text-properties fo:color="#000000" loext:opacity="100%" officeooo:rsid="4731743a" officeooo:paragraph-rsid="0002a819"/>
    </style:style>
    <style:style style:name="P79" style:family="paragraph" style:parent-style-name="Text_20_body" style:list-style-name="L22">
      <style:text-properties fo:color="#000000" loext:opacity="100%" officeooo:rsid="47325f69" officeooo:paragraph-rsid="0002a819"/>
    </style:style>
    <style:style style:name="P80" style:family="paragraph" style:parent-style-name="Text_20_body" style:list-style-name="L23">
      <style:text-properties fo:color="#000000" loext:opacity="100%" officeooo:rsid="00144568" officeooo:paragraph-rsid="0002a819"/>
    </style:style>
    <style:style style:name="P81" style:family="paragraph" style:parent-style-name="Text_20_body" style:list-style-name="L23">
      <style:text-properties officeooo:rsid="2aed66a1" officeooo:paragraph-rsid="0002a819"/>
    </style:style>
    <style:style style:name="P82" style:family="paragraph" style:parent-style-name="Text_20_body" style:list-style-name="L24">
      <style:text-properties fo:color="#000000" loext:opacity="100%" officeooo:rsid="00144568" officeooo:paragraph-rsid="0002a819"/>
    </style:style>
    <style:style style:name="P83" style:family="paragraph" style:parent-style-name="Text_20_body" style:list-style-name="L25">
      <style:text-properties officeooo:rsid="217bc239" officeooo:paragraph-rsid="0002a819"/>
    </style:style>
    <style:style style:name="P84" style:family="paragraph" style:parent-style-name="Text_20_body" style:list-style-name="L25">
      <style:text-properties officeooo:rsid="217d7a6e" officeooo:paragraph-rsid="0002a819"/>
    </style:style>
    <style:style style:name="P85" style:family="paragraph" style:parent-style-name="Text_20_body" style:list-style-name="L25">
      <style:text-properties officeooo:rsid="2180cfdb" officeooo:paragraph-rsid="0002a819"/>
    </style:style>
    <style:style style:name="P86" style:family="paragraph" style:parent-style-name="Text_20_body" style:list-style-name="L26">
      <style:text-properties fo:color="#000000" loext:opacity="100%" officeooo:rsid="00144568" officeooo:paragraph-rsid="0002a819"/>
    </style:style>
    <style:style style:name="P87" style:family="paragraph" style:parent-style-name="Text_20_body" style:list-style-name="L26">
      <style:text-properties fo:color="#000000" loext:opacity="100%" officeooo:rsid="4732817e" officeooo:paragraph-rsid="0002a819"/>
    </style:style>
    <style:style style:name="P88" style:family="paragraph" style:parent-style-name="Text_20_body" style:list-style-name="L27">
      <style:text-properties fo:color="#000000" loext:opacity="100%" officeooo:rsid="00144568" officeooo:paragraph-rsid="0002a819"/>
    </style:style>
    <style:style style:name="P89" style:family="paragraph" style:parent-style-name="Text_20_body" style:list-style-name="L27">
      <style:text-properties officeooo:rsid="2ac29666" officeooo:paragraph-rsid="0002a819"/>
    </style:style>
    <style:style style:name="P90" style:family="paragraph" style:parent-style-name="Text_20_body" style:list-style-name="L28">
      <style:text-properties officeooo:rsid="2ac4142d" officeooo:paragraph-rsid="0002a819"/>
    </style:style>
    <style:style style:name="P91" style:family="paragraph" style:parent-style-name="Text_20_body" style:list-style-name="L28">
      <style:text-properties officeooo:paragraph-rsid="0002a819"/>
    </style:style>
    <style:style style:name="P92" style:family="paragraph" style:parent-style-name="Text_20_body" style:list-style-name="L28">
      <style:text-properties officeooo:rsid="2ac54b64" officeooo:paragraph-rsid="0002a819"/>
    </style:style>
    <style:style style:name="P93" style:family="paragraph" style:parent-style-name="Heading_20_4" style:list-style-name="">
      <style:text-properties officeooo:paragraph-rsid="0002a819"/>
    </style:style>
    <style:style style:name="P94" style:family="paragraph" style:parent-style-name="Text_20_body">
      <style:text-properties officeooo:rsid="041ff1e3" officeooo:paragraph-rsid="0002a819"/>
    </style:style>
    <style:style style:name="P95" style:family="paragraph" style:parent-style-name="Text_20_body" style:list-style-name="L29">
      <style:text-properties fo:color="#c9211e" loext:opacity="100%" fo:font-weight="bold" officeooo:rsid="041ff1e3" officeooo:paragraph-rsid="0002a819" style:font-weight-asian="bold" style:font-weight-complex="bold"/>
    </style:style>
    <style:style style:name="P96" style:family="paragraph" style:parent-style-name="Text_20_body" style:list-style-name="L29">
      <style:text-properties officeooo:rsid="2a9e4bfb" officeooo:paragraph-rsid="0002a819"/>
    </style:style>
    <style:style style:name="P97" style:family="paragraph" style:parent-style-name="Text_20_body" style:list-style-name="L29">
      <style:text-properties fo:color="#000000" loext:opacity="100%" officeooo:rsid="2a9e4bfb" officeooo:paragraph-rsid="0002a819"/>
    </style:style>
    <style:style style:name="P98" style:family="paragraph" style:parent-style-name="Text_20_body" style:list-style-name="L29">
      <style:text-properties fo:color="#000000" loext:opacity="100%" officeooo:rsid="2ab913be" officeooo:paragraph-rsid="0002a819"/>
    </style:style>
    <style:style style:name="P99" style:family="paragraph" style:parent-style-name="Text_20_body" style:list-style-name="L29">
      <style:text-properties officeooo:rsid="041ff1e3" officeooo:paragraph-rsid="0002a819"/>
    </style:style>
    <style:style style:name="P100" style:family="paragraph" style:parent-style-name="Text_20_body" style:list-style-name="L29">
      <style:text-properties officeooo:rsid="2aa1de1c" officeooo:paragraph-rsid="0002a819"/>
    </style:style>
    <style:style style:name="P101" style:family="paragraph" style:parent-style-name="Text_20_body" style:list-style-name="L30">
      <style:text-properties fo:color="#000000" loext:opacity="100%" officeooo:rsid="00144568" officeooo:paragraph-rsid="0002a819"/>
    </style:style>
    <style:style style:name="P102" style:family="paragraph" style:parent-style-name="Text_20_body" style:list-style-name="L31">
      <style:text-properties fo:color="#000000" loext:opacity="100%" officeooo:rsid="00144568" officeooo:paragraph-rsid="0002a819"/>
    </style:style>
    <style:style style:name="P103" style:family="paragraph" style:parent-style-name="Heading_20_4">
      <style:text-properties officeooo:rsid="470015a1" officeooo:paragraph-rsid="0002a819"/>
    </style:style>
    <style:style style:name="P104" style:family="paragraph" style:parent-style-name="Text_20_body" style:list-style-name="L32">
      <style:text-properties officeooo:rsid="041ff1e3" officeooo:paragraph-rsid="0002a819"/>
    </style:style>
    <style:style style:name="P105" style:family="paragraph" style:parent-style-name="Text_20_body" style:list-style-name="L33">
      <style:text-properties fo:color="#000000" loext:opacity="100%" officeooo:rsid="46fd7aaa" officeooo:paragraph-rsid="0002a819"/>
    </style:style>
    <style:style style:name="P106" style:family="paragraph" style:parent-style-name="Text_20_body" style:list-style-name="L34">
      <style:text-properties fo:color="#000000" loext:opacity="100%" officeooo:rsid="00144568" officeooo:paragraph-rsid="0002a819"/>
    </style:style>
    <style:style style:name="P107" style:family="paragraph" style:parent-style-name="Text_20_body" style:list-style-name="L34">
      <style:text-properties fo:color="#000000" loext:opacity="100%" officeooo:rsid="4732817e" officeooo:paragraph-rsid="0002a819"/>
    </style:style>
    <style:style style:name="P108" style:family="paragraph" style:parent-style-name="Text_20_body" style:list-style-name="L32">
      <style:text-properties fo:color="#000000" loext:opacity="100%" officeooo:rsid="3d5ffbe1" officeooo:paragraph-rsid="0002a819"/>
    </style:style>
    <style:style style:name="P109" style:family="paragraph" style:parent-style-name="Text_20_body" style:list-style-name="L35">
      <style:text-properties fo:color="#000000" loext:opacity="100%" officeooo:rsid="00144568" officeooo:paragraph-rsid="0002a819"/>
    </style:style>
    <style:style style:name="P110" style:family="paragraph" style:parent-style-name="Text_20_body" style:list-style-name="L36">
      <style:text-properties officeooo:paragraph-rsid="0002a819"/>
    </style:style>
    <style:style style:name="P111" style:family="paragraph" style:parent-style-name="Text_20_body" style:list-style-name="L36">
      <style:text-properties fo:color="#000000" loext:opacity="100%" officeooo:rsid="47016227" officeooo:paragraph-rsid="0002a819"/>
    </style:style>
    <style:style style:name="P112" style:family="paragraph" style:parent-style-name="Text_20_body" style:list-style-name="L36">
      <style:text-properties officeooo:rsid="47016227" officeooo:paragraph-rsid="0002a819"/>
    </style:style>
    <style:style style:name="P113" style:family="paragraph" style:parent-style-name="Text_20_body">
      <style:text-properties officeooo:rsid="47016227" officeooo:paragraph-rsid="0002a819"/>
    </style:style>
    <style:style style:name="P114" style:family="paragraph" style:parent-style-name="Text_20_body" style:list-style-name="L35">
      <style:text-properties officeooo:paragraph-rsid="0002a819"/>
    </style:style>
    <style:style style:name="P115" style:family="paragraph" style:parent-style-name="Text_20_body" style:list-style-name="L35">
      <style:text-properties fo:color="#000000" loext:opacity="100%" officeooo:rsid="2aef3003" officeooo:paragraph-rsid="0002a819"/>
    </style:style>
    <style:style style:name="P116" style:family="paragraph" style:parent-style-name="Text_20_body" style:list-style-name="L37">
      <style:text-properties fo:color="#000000" loext:opacity="100%" officeooo:rsid="00144568" officeooo:paragraph-rsid="0002a819"/>
    </style:style>
    <style:style style:name="P117" style:family="paragraph" style:parent-style-name="Text_20_body" style:list-style-name="L37">
      <style:text-properties fo:color="#000000" loext:opacity="100%" officeooo:rsid="46fe7ff0" officeooo:paragraph-rsid="0002a819"/>
    </style:style>
    <style:style style:name="P118" style:family="paragraph" style:parent-style-name="Text_20_body" style:list-style-name="L37">
      <style:text-properties officeooo:rsid="2ad6e06c" officeooo:paragraph-rsid="0002a819"/>
    </style:style>
    <style:style style:name="P119" style:family="paragraph" style:parent-style-name="Text_20_body" style:list-style-name="L37">
      <style:text-properties officeooo:rsid="041ff1e3" officeooo:paragraph-rsid="0002a819"/>
    </style:style>
    <style:style style:name="P120" style:family="paragraph" style:parent-style-name="Text_20_body" style:list-style-name="L38">
      <style:text-properties fo:color="#000000" loext:opacity="100%" officeooo:rsid="00144568" officeooo:paragraph-rsid="0002a819"/>
    </style:style>
    <style:style style:name="T1" style:family="text">
      <style:text-properties fo:color="#000000" loext:opacity="100%"/>
    </style:style>
    <style:style style:name="T2" style:family="text">
      <style:text-properties fo:color="#000000" loext:opacity="100%" officeooo:rsid="0017ed11"/>
    </style:style>
    <style:style style:name="T3" style:family="text">
      <style:text-properties officeooo:rsid="2ad5ed55"/>
    </style:style>
    <style:style style:name="T4" style:family="text">
      <style:text-properties officeooo:rsid="2a983988"/>
    </style:style>
    <style:style style:name="T5" style:family="text">
      <style:text-properties officeooo:rsid="2ad7d749"/>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46f6df88" style:font-weight-asian="normal" style:font-weight-complex="normal"/>
    </style:style>
    <style:style style:name="T9" style:family="text">
      <style:text-properties officeooo:rsid="46f864b1"/>
    </style:style>
    <style:style style:name="T10" style:family="text">
      <style:text-properties fo:color="#c9211e" loext:opacity="100%"/>
    </style:style>
    <style:style style:name="T11" style:family="text">
      <style:text-properties fo:color="#000000" loext:opacity="100%" officeooo:rsid="4707e78b"/>
    </style:style>
    <style:style style:name="T12" style:family="text">
      <style:text-properties fo:color="#000000" loext:opacity="100%" officeooo:rsid="47067adc"/>
    </style:style>
    <style:style style:name="T13" style:family="text">
      <style:text-properties fo:color="#000000" loext:opacity="100%" officeooo:rsid="47053759"/>
    </style:style>
    <style:style style:name="T14" style:family="text">
      <style:text-properties fo:color="#000000" loext:opacity="100%" fo:font-weight="bold" style:font-weight-asian="bold" style:font-weight-complex="bold"/>
    </style:style>
    <style:style style:name="T15" style:family="text">
      <style:text-properties fo:font-weight="bold" officeooo:rsid="47067adc" style:font-weight-asian="bold" style:font-weight-complex="bold"/>
    </style:style>
    <style:style style:name="T16" style:family="text">
      <style:text-properties fo:color="#2a6099" loext:opacity="100%"/>
    </style:style>
    <style:style style:name="T17" style:family="text">
      <style:text-properties officeooo:rsid="2a96faaa"/>
    </style:style>
    <style:style style:name="T18" style:family="text">
      <style:text-properties officeooo:rsid="47067adc"/>
    </style:style>
    <style:style style:name="T19" style:family="text">
      <style:text-properties officeooo:rsid="2a978325"/>
    </style:style>
    <style:style style:name="T20" style:family="text">
      <style:text-properties fo:color="#000000" loext:opacity="100%" officeooo:rsid="470a4e16"/>
    </style:style>
    <style:style style:name="T21" style:family="text">
      <style:text-properties fo:color="#000000" loext:opacity="100%" fo:font-weight="normal" officeooo:rsid="470abc19" style:font-weight-asian="normal" style:font-weight-complex="normal"/>
    </style:style>
    <style:style style:name="T22" style:family="text">
      <style:text-properties fo:color="#127622" loext:opacity="100%" fo:font-weight="bold" officeooo:rsid="470abc19" style:font-weight-asian="bold" style:font-weight-complex="bold"/>
    </style:style>
    <style:style style:name="T23" style:family="text">
      <style:text-properties fo:color="#ff972f" loext:opacity="100%" fo:font-weight="bold" officeooo:rsid="470abc19" style:font-weight-asian="bold" style:font-weight-complex="bold"/>
    </style:style>
    <style:style style:name="T24" style:family="text">
      <style:text-properties fo:color="#000000" loext:opacity="100%" fo:font-weight="normal" officeooo:rsid="470c4f2c" style:font-weight-asian="normal" style:font-weight-complex="normal"/>
    </style:style>
    <style:style style:name="T25" style:family="text">
      <style:text-properties fo:color="#a1467e" loext:opacity="100%" fo:font-weight="bold" officeooo:rsid="470c4f2c" style:font-weight-asian="bold" style:font-weight-complex="bold"/>
    </style:style>
    <style:style style:name="T26" style:family="text">
      <style:text-properties fo:color="#000000" loext:opacity="100%" officeooo:rsid="46f864b1"/>
    </style:style>
    <style:style style:name="T27" style:family="text">
      <style:text-properties fo:color="#c9211e" loext:opacity="100%" fo:font-weight="normal" fo:background-color="#ffff00" loext:char-shading-value="0" style:font-weight-asian="normal" style:font-weight-complex="normal"/>
    </style:style>
    <style:style style:name="T28" style:family="text">
      <style:text-properties fo:color="#c9211e" loext:opacity="100%" fo:font-weight="normal" style:font-weight-asian="normal" style:font-weight-complex="normal"/>
    </style:style>
    <style:style style:name="T29" style:family="text">
      <style:text-properties fo:color="#000000" loext:opacity="100%" officeooo:rsid="47089708"/>
    </style:style>
    <style:style style:name="T30" style:family="text">
      <style:text-properties fo:color="#000000" loext:opacity="100%" officeooo:rsid="2a978325"/>
    </style:style>
    <style:style style:name="T31" style:family="text">
      <style:text-properties officeooo:rsid="470a4e16"/>
    </style:style>
    <style:style style:name="T32" style:family="text">
      <style:text-properties fo:color="#c9211e" loext:opacity="100%" officeooo:rsid="2a983988"/>
    </style:style>
    <style:style style:name="T33" style:family="text">
      <style:text-properties fo:color="#127622" loext:opacity="100%" fo:font-weight="bold" style:font-weight-asian="bold" style:font-weight-complex="bold"/>
    </style:style>
    <style:style style:name="T34" style:family="text">
      <style:text-properties fo:color="#a1467e" loext:opacity="100%" fo:font-weight="bold" style:font-weight-asian="bold" style:font-weight-complex="bold"/>
    </style:style>
    <style:style style:name="T35" style:family="text">
      <style:text-properties fo:color="#ff972f" loext:opacity="100%" fo:font-weight="bold" style:font-weight-asian="bold" style:font-weight-complex="bold"/>
    </style:style>
    <style:style style:name="T36" style:family="text">
      <style:text-properties style:text-line-through-style="solid" style:text-line-through-type="single"/>
    </style:style>
    <style:style style:name="T37" style:family="text">
      <style:text-properties officeooo:rsid="46f8849e"/>
    </style:style>
    <style:style style:name="T38" style:family="text">
      <style:text-properties officeooo:rsid="46f97901"/>
    </style:style>
    <style:style style:name="T39" style:family="text">
      <style:text-properties fo:font-weight="bold" officeooo:rsid="47118f6e" style:font-weight-asian="bold" style:font-weight-complex="bold"/>
    </style:style>
    <style:style style:name="T40" style:family="text">
      <style:text-properties fo:font-weight="bold" officeooo:rsid="470efe30" style:font-weight-asian="bold" style:font-weight-complex="bold"/>
    </style:style>
    <style:style style:name="T41" style:family="text">
      <style:text-properties fo:font-weight="normal" officeooo:rsid="470efe30" fo:background-color="#ffff00" loext:char-shading-value="0" style:font-weight-asian="normal" style:font-weight-complex="normal"/>
    </style:style>
    <style:style style:name="T42" style:family="text">
      <style:text-properties officeooo:rsid="470efe30"/>
    </style:style>
    <style:style style:name="T43" style:family="text">
      <style:text-properties officeooo:rsid="470fddd1"/>
    </style:style>
    <style:style style:name="T44" style:family="text">
      <style:text-properties officeooo:rsid="47118f6e"/>
    </style:style>
    <style:style style:name="T45" style:family="text">
      <style:text-properties fo:color="#c9211e" loext:opacity="100%" officeooo:rsid="47118f6e"/>
    </style:style>
    <style:style style:name="T46" style:family="text">
      <style:text-properties fo:color="#c9211e" loext:opacity="100%" officeooo:rsid="00144568"/>
    </style:style>
    <style:style style:name="T47" style:family="text">
      <style:text-properties fo:font-weight="bold" officeooo:rsid="470fddd1" style:font-weight-asian="bold" style:font-weight-complex="bold"/>
    </style:style>
    <style:style style:name="T48" style:family="text">
      <style:text-properties fo:color="#a1467e" loext:opacity="100%" fo:font-weight="bold" officeooo:rsid="470fddd1" style:font-weight-asian="bold" style:font-weight-complex="bold"/>
    </style:style>
    <style:style style:name="T49" style:family="text">
      <style:text-properties style:text-line-through-style="solid" style:text-line-through-type="single" fo:font-weight="normal" officeooo:rsid="470fddd1" fo:background-color="#ffff00" loext:char-shading-value="0" style:font-weight-asian="normal" style:font-weight-complex="normal"/>
    </style:style>
    <style:style style:name="T50" style:family="text">
      <style:text-properties style:text-line-through-style="none" style:text-line-through-type="none" officeooo:rsid="470fddd1"/>
    </style:style>
    <style:style style:name="T51" style:family="text">
      <style:text-properties style:text-line-through-style="none" style:text-line-through-type="none" officeooo:rsid="47118f6e"/>
    </style:style>
    <style:style style:name="T52" style:family="text">
      <style:text-properties fo:color="#000000" loext:opacity="100%" officeooo:rsid="2aa83dc0"/>
    </style:style>
    <style:style style:name="T53" style:family="text">
      <style:text-properties fo:color="#000000" loext:opacity="100%" officeooo:rsid="4712eea3"/>
    </style:style>
    <style:style style:name="T54" style:family="text">
      <style:text-properties fo:color="#000000" loext:opacity="100%" officeooo:rsid="2aabbef7"/>
    </style:style>
    <style:style style:name="T55" style:family="text">
      <style:text-properties fo:color="#000000" loext:opacity="100%" officeooo:rsid="4713f541"/>
    </style:style>
    <style:style style:name="T56" style:family="text">
      <style:text-properties officeooo:rsid="4713f541"/>
    </style:style>
    <style:style style:name="T57" style:family="text">
      <style:text-properties fo:font-weight="bold" officeooo:rsid="2aaaa834" style:font-weight-asian="bold" style:font-weight-complex="bold"/>
    </style:style>
    <style:style style:name="T58" style:family="text">
      <style:text-properties officeooo:rsid="2aaaa834"/>
    </style:style>
    <style:style style:name="T59" style:family="text">
      <style:text-properties officeooo:rsid="47156431"/>
    </style:style>
    <style:style style:name="T60" style:family="text">
      <style:text-properties officeooo:rsid="4717c2ad"/>
    </style:style>
    <style:style style:name="T61" style:family="text">
      <style:text-properties style:text-underline-style="solid" style:text-underline-width="auto" style:text-underline-color="font-color" fo:font-weight="bold" officeooo:rsid="47118f6e" fo:background-color="transparent" loext:char-shading-value="0" style:font-weight-asian="bold" style:font-weight-complex="bold"/>
    </style:style>
    <style:style style:name="T62" style:family="text">
      <style:text-properties officeooo:rsid="470efe30" fo:background-color="#ffff00" loext:char-shading-value="0"/>
    </style:style>
    <style:style style:name="T63" style:family="text">
      <style:text-properties officeooo:rsid="47119212"/>
    </style:style>
    <style:style style:name="T64" style:family="text">
      <style:text-properties fo:color="#c9211e" loext:opacity="100%" officeooo:rsid="47119212"/>
    </style:style>
    <style:style style:name="T65" style:family="text">
      <style:text-properties style:text-line-through-style="solid" style:text-line-through-type="single" officeooo:rsid="4712eea3" fo:background-color="#ffff00" loext:char-shading-value="0"/>
    </style:style>
    <style:style style:name="T66" style:family="text">
      <style:text-properties style:text-line-through-style="none" style:text-line-through-type="none" officeooo:rsid="47119212"/>
    </style:style>
    <style:style style:name="T67" style:family="text">
      <style:text-properties style:text-line-through-style="none" style:text-line-through-type="none" officeooo:rsid="4712eea3"/>
    </style:style>
    <style:style style:name="T68" style:family="text">
      <style:text-properties style:text-line-through-style="none" style:text-line-through-type="none" officeooo:rsid="4717c2ad"/>
    </style:style>
    <style:style style:name="T69" style:family="text">
      <style:text-properties fo:color="#000000" loext:opacity="100%" officeooo:rsid="00144568"/>
    </style:style>
    <style:style style:name="T70" style:family="text">
      <style:text-properties fo:color="#2a6099" loext:opacity="100%" officeooo:rsid="00144568"/>
    </style:style>
    <style:style style:name="T71" style:family="text">
      <style:text-properties officeooo:rsid="47180c03"/>
    </style:style>
    <style:style style:name="T72" style:family="text">
      <style:text-properties officeooo:rsid="00144568"/>
    </style:style>
    <style:style style:name="T73" style:family="text">
      <style:text-properties officeooo:rsid="2aae123c"/>
    </style:style>
    <style:style style:name="T74" style:family="text">
      <style:text-properties officeooo:rsid="2aafb7eb"/>
    </style:style>
    <style:style style:name="T75" style:family="text">
      <style:text-properties style:text-underline-style="none" fo:font-weight="bold" officeooo:rsid="47180c03" style:font-weight-asian="bold" style:font-weight-complex="bold"/>
    </style:style>
    <style:style style:name="T76" style:family="text">
      <style:text-properties style:text-line-through-style="none" style:text-line-through-type="none" officeooo:rsid="4718395d" fo:background-color="#ffff00" loext:char-shading-value="0"/>
    </style:style>
    <style:style style:name="T77" style:family="text">
      <style:text-properties style:text-line-through-style="none" style:text-line-through-type="none" officeooo:rsid="4718395d"/>
    </style:style>
    <style:style style:name="T78" style:family="text">
      <style:text-properties fo:color="#c9211e" loext:opacity="100%" fo:background-color="#ffff00" loext:char-shading-value="0"/>
    </style:style>
    <style:style style:name="T79" style:family="text">
      <style:text-properties officeooo:rsid="46fbc389"/>
    </style:style>
    <style:style style:name="T80" style:family="text">
      <style:text-properties fo:color="#000000" loext:opacity="100%" officeooo:rsid="471a1c4a"/>
    </style:style>
    <style:style style:name="T81" style:family="text">
      <style:text-properties fo:color="#000000" loext:opacity="100%" officeooo:rsid="2ab362a1"/>
    </style:style>
    <style:style style:name="T82" style:family="text">
      <style:text-properties fo:color="#000000" loext:opacity="100%" fo:font-weight="bold" officeooo:rsid="2ab3a00c" style:font-weight-asian="bold" style:font-weight-complex="bold"/>
    </style:style>
    <style:style style:name="T83" style:family="text">
      <style:text-properties fo:color="#000000" loext:opacity="100%" officeooo:rsid="2ab3a00c"/>
    </style:style>
    <style:style style:name="T84" style:family="text">
      <style:text-properties fo:color="#000000" loext:opacity="100%" officeooo:rsid="4721467f"/>
    </style:style>
    <style:style style:name="T85" style:family="text">
      <style:text-properties fo:color="#000000" loext:opacity="100%" fo:font-weight="bold" officeooo:rsid="4721467f" style:font-weight-asian="bold" style:font-weight-complex="bold"/>
    </style:style>
    <style:style style:name="T86" style:family="text">
      <style:text-properties fo:font-weight="bold" officeooo:rsid="4721467f" style:font-weight-asian="bold" style:font-weight-complex="bold"/>
    </style:style>
    <style:style style:name="T87" style:family="text">
      <style:text-properties officeooo:rsid="4721467f"/>
    </style:style>
    <style:style style:name="T88" style:family="text">
      <style:text-properties officeooo:rsid="471a1c4a"/>
    </style:style>
    <style:style style:name="T89" style:family="text">
      <style:text-properties officeooo:rsid="471aad71"/>
    </style:style>
    <style:style style:name="T90" style:family="text">
      <style:text-properties officeooo:rsid="471bc244"/>
    </style:style>
    <style:style style:name="T91" style:family="text">
      <style:text-properties fo:font-weight="bold" officeooo:rsid="2ab400fe" style:font-weight-asian="bold" style:font-weight-complex="bold"/>
    </style:style>
    <style:style style:name="T92" style:family="text">
      <style:text-properties officeooo:rsid="2ab400fe"/>
    </style:style>
    <style:style style:name="T93" style:family="text">
      <style:text-properties fo:color="#c9211e" loext:opacity="100%" officeooo:rsid="2ab400fe"/>
    </style:style>
    <style:style style:name="T94" style:family="text">
      <style:text-properties fo:color="#2a6099" loext:opacity="100%" officeooo:rsid="2ab400fe"/>
    </style:style>
    <style:style style:name="T95" style:family="text">
      <style:text-properties style:text-underline-style="solid" style:text-underline-width="auto" style:text-underline-color="font-color" officeooo:rsid="2ab400fe"/>
    </style:style>
    <style:style style:name="T96" style:family="text">
      <style:text-properties officeooo:rsid="471fead0"/>
    </style:style>
    <style:style style:name="T97" style:family="text">
      <style:text-properties fo:color="#000000" loext:opacity="100%" fo:font-weight="bold" officeooo:rsid="471fead0" style:font-weight-asian="bold" style:font-weight-complex="bold"/>
    </style:style>
    <style:style style:name="T98" style:family="text">
      <style:text-properties fo:color="#2a6099" loext:opacity="100%" officeooo:rsid="471fead0"/>
    </style:style>
    <style:style style:name="T99" style:family="text">
      <style:text-properties fo:color="#c9211e" loext:opacity="100%" officeooo:rsid="471fead0"/>
    </style:style>
    <style:style style:name="T100" style:family="text">
      <style:text-properties fo:font-weight="bold" officeooo:rsid="471fead0" style:font-weight-asian="bold" style:font-weight-complex="bold"/>
    </style:style>
    <style:style style:name="T101" style:family="text">
      <style:text-properties fo:color="#2a6099" loext:opacity="100%" fo:font-weight="bold" style:font-weight-asian="bold" style:font-weight-complex="bold"/>
    </style:style>
    <style:style style:name="T102" style:family="text">
      <style:text-properties fo:color="#2a6099" loext:opacity="100%" fo:font-weight="normal" style:font-weight-asian="normal" style:font-weight-complex="normal"/>
    </style:style>
    <style:style style:name="T103" style:family="text">
      <style:text-properties officeooo:rsid="4721750e"/>
    </style:style>
    <style:style style:name="T104" style:family="text">
      <style:text-properties fo:color="#000000" loext:opacity="100%" fo:font-weight="bold" officeooo:rsid="4721750e" style:font-weight-asian="bold" style:font-weight-complex="bold"/>
    </style:style>
    <style:style style:name="T105" style:family="text">
      <style:text-properties fo:color="#2a6099" loext:opacity="100%" fo:font-weight="normal" officeooo:rsid="4721750e" style:font-weight-asian="normal" style:font-weight-complex="normal"/>
    </style:style>
    <style:style style:name="T106" style:family="text">
      <style:text-properties fo:color="#c9211e" loext:opacity="100%" fo:font-weight="normal" officeooo:rsid="4721750e" style:font-weight-asian="normal" style:font-weight-complex="normal"/>
    </style:style>
    <style:style style:name="T107" style:family="text">
      <style:text-properties fo:color="#000000" loext:opacity="100%" fo:font-weight="normal" officeooo:rsid="472419cc" style:font-weight-asian="normal" style:font-weight-complex="normal"/>
    </style:style>
    <style:style style:name="T108" style:family="text">
      <style:text-properties fo:color="#000000" loext:opacity="100%" fo:font-weight="normal" officeooo:rsid="4722e8ed" style:font-weight-asian="normal" style:font-weight-complex="normal"/>
    </style:style>
    <style:style style:name="T109" style:family="text">
      <style:text-properties officeooo:rsid="472419cc"/>
    </style:style>
    <style:style style:name="T110" style:family="text">
      <style:text-properties fo:color="#000000" loext:opacity="100%" fo:font-weight="bold" officeooo:rsid="4722e8ed" style:font-weight-asian="bold" style:font-weight-complex="bold"/>
    </style:style>
    <style:style style:name="T111" style:family="text">
      <style:text-properties fo:color="#2a6099" loext:opacity="100%" fo:font-weight="normal" officeooo:rsid="4722e8ed" style:font-weight-asian="normal" style:font-weight-complex="normal"/>
    </style:style>
    <style:style style:name="T112" style:family="text">
      <style:text-properties fo:color="#c9211e" loext:opacity="100%" fo:font-weight="normal" officeooo:rsid="4722e8ed" style:font-weight-asian="normal" style:font-weight-complex="normal"/>
    </style:style>
    <style:style style:name="T113" style:family="text">
      <style:text-properties fo:color="#0a0a0a" loext:opacity="100%" fo:font-family="arial, helvetica, 'sans serif'" fo:font-size="12pt" fo:letter-spacing="normal" fo:font-weight="normal" officeooo:rsid="4722e8ed" fo:background-color="#ffff00" loext:char-shading-value="0" style:font-weight-asian="normal" style:font-weight-complex="normal" loext:padding="0.0193in" loext:border="0.06pt solid #000000"/>
    </style:style>
    <style:style style:name="T114" style:family="text">
      <style:text-properties fo:color="#000000" loext:opacity="100%" fo:font-weight="bold" officeooo:rsid="47251048" style:font-weight-asian="bold" style:font-weight-complex="bold"/>
    </style:style>
    <style:style style:name="T115" style:family="text">
      <style:text-properties fo:color="#000000" loext:opacity="100%" fo:font-weight="bold" officeooo:rsid="4726e0b4" style:font-weight-asian="bold" style:font-weight-complex="bold"/>
    </style:style>
    <style:style style:name="T116" style:family="text">
      <style:text-properties fo:color="#000000" loext:opacity="100%" fo:font-weight="normal" officeooo:rsid="4726e0b4" style:font-weight-asian="normal" style:font-weight-complex="normal"/>
    </style:style>
    <style:style style:name="T117" style:family="text">
      <style:text-properties fo:color="#000000" loext:opacity="100%" fo:font-weight="normal" officeooo:rsid="47251048" style:font-weight-asian="normal" style:font-weight-complex="normal"/>
    </style:style>
    <style:style style:name="T118" style:family="text">
      <style:text-properties fo:color="#2a6099" loext:opacity="100%" fo:font-weight="normal" officeooo:rsid="47251048" style:font-weight-asian="normal" style:font-weight-complex="normal"/>
    </style:style>
    <style:style style:name="T119" style:family="text">
      <style:text-properties fo:color="#c9211e" loext:opacity="100%" fo:font-weight="normal" officeooo:rsid="47251048" style:font-weight-asian="normal" style:font-weight-complex="normal"/>
    </style:style>
    <style:style style:name="T120" style:family="text">
      <style:text-properties fo:color="#000000" loext:opacity="100%" fo:font-weight="normal" officeooo:rsid="47251048" fo:background-color="#ffff00" loext:char-shading-value="0" style:font-weight-asian="normal" style:font-weight-complex="normal"/>
    </style:style>
    <style:style style:name="T121" style:family="text">
      <style:text-properties fo:color="#000000" loext:opacity="100%" fo:font-style="normal" style:text-underline-style="none" fo:font-weight="normal" officeooo:rsid="47251048" style:font-style-asian="normal" style:font-weight-asian="normal" style:font-style-complex="normal" style:font-weight-complex="normal"/>
    </style:style>
    <style:style style:name="T122" style:family="text">
      <style:text-properties fo:color="#000000" loext:opacity="100%" fo:font-style="normal" style:text-underline-style="none" fo:font-weight="normal" officeooo:rsid="4726e0b4" style:font-style-asian="normal" style:font-weight-asian="normal" style:font-style-complex="normal" style:font-weight-complex="normal"/>
    </style:style>
    <style:style style:name="T123" style:family="text">
      <style:text-properties fo:color="#000000" loext:opacity="100%" fo:font-weight="bold" officeooo:rsid="47286190" style:font-weight-asian="bold" style:font-weight-complex="bold"/>
    </style:style>
    <style:style style:name="T124" style:family="text">
      <style:text-properties fo:color="#2a6099" loext:opacity="100%" fo:font-weight="normal" officeooo:rsid="47286190" style:font-weight-asian="normal" style:font-weight-complex="normal"/>
    </style:style>
    <style:style style:name="T125" style:family="text">
      <style:text-properties fo:color="#c9211e" loext:opacity="100%" fo:font-weight="normal" officeooo:rsid="47286190" style:font-weight-asian="normal" style:font-weight-complex="normal"/>
    </style:style>
    <style:style style:name="T126" style:family="text">
      <style:text-properties fo:color="#000000" loext:opacity="100%" fo:font-weight="bold" officeooo:rsid="47293f8c" style:font-weight-asian="bold" style:font-weight-complex="bold"/>
    </style:style>
    <style:style style:name="T127" style:family="text">
      <style:text-properties fo:color="#c9211e" loext:opacity="100%" fo:font-weight="normal" officeooo:rsid="47293f8c" style:font-weight-asian="normal" style:font-weight-complex="normal"/>
    </style:style>
    <style:style style:name="T128" style:family="text">
      <style:text-properties fo:color="#2a6099" loext:opacity="100%" fo:font-weight="normal" officeooo:rsid="47293f8c" style:font-weight-asian="normal" style:font-weight-complex="normal"/>
    </style:style>
    <style:style style:name="T129" style:family="text">
      <style:text-properties officeooo:rsid="472c8242"/>
    </style:style>
    <style:style style:name="T130" style:family="text">
      <style:text-properties officeooo:rsid="2ab64d28"/>
    </style:style>
    <style:style style:name="T131" style:family="text">
      <style:text-properties officeooo:rsid="2ab82777"/>
    </style:style>
    <style:style style:name="T132" style:family="text">
      <style:text-properties fo:font-weight="bold" officeooo:rsid="3bcd79e0" style:font-weight-asian="bold" style:font-weight-complex="bold"/>
    </style:style>
    <style:style style:name="T133" style:family="text">
      <style:text-properties officeooo:rsid="3bcd79e0"/>
    </style:style>
    <style:style style:name="T134" style:family="text">
      <style:text-properties fo:font-weight="normal" officeooo:rsid="3bcd79e0" style:font-weight-asian="normal" style:font-weight-complex="normal"/>
    </style:style>
    <style:style style:name="T135" style:family="text">
      <style:text-properties fo:font-weight="normal" officeooo:rsid="425ab330" style:font-weight-asian="normal" style:font-weight-complex="normal"/>
    </style:style>
    <style:style style:name="T136" style:family="text">
      <style:text-properties fo:color="#000000" loext:opacity="100%" officeooo:rsid="425ab330"/>
    </style:style>
    <style:style style:name="T137" style:family="text">
      <style:text-properties officeooo:rsid="472d051d"/>
    </style:style>
    <style:style style:name="T138" style:family="text">
      <style:text-properties officeooo:rsid="425ab330"/>
    </style:style>
    <style:style style:name="T139" style:family="text">
      <style:text-properties fo:color="#000000" loext:opacity="100%" officeooo:rsid="3bca5d5b"/>
    </style:style>
    <style:style style:name="T140" style:family="text">
      <style:text-properties fo:color="#000000" loext:opacity="100%" fo:font-weight="bold" officeooo:rsid="3bca5d5b" style:font-weight-asian="bold" style:font-weight-complex="bold"/>
    </style:style>
    <style:style style:name="T141" style:family="text">
      <style:text-properties fo:color="#c9211e" loext:opacity="100%" officeooo:rsid="3bca5d5b"/>
    </style:style>
    <style:style style:name="T142" style:family="text">
      <style:text-properties fo:color="#000000" loext:opacity="100%" officeooo:rsid="472d051d"/>
    </style:style>
    <style:style style:name="T143" style:family="text">
      <style:text-properties fo:color="#000000" loext:opacity="100%" fo:font-weight="bold" officeooo:rsid="472d051d" style:font-weight-asian="bold" style:font-weight-complex="bold"/>
    </style:style>
    <style:style style:name="T144" style:family="text">
      <style:text-properties fo:color="#000000" loext:opacity="100%" officeooo:rsid="472f8f09"/>
    </style:style>
    <style:style style:name="T145" style:family="text">
      <style:text-properties fo:color="#000000" loext:opacity="100%" style:text-underline-style="solid" style:text-underline-width="auto" style:text-underline-color="font-color"/>
    </style:style>
    <style:style style:name="T146" style:family="text">
      <style:text-properties officeooo:rsid="472f8f09"/>
    </style:style>
    <style:style style:name="T147" style:family="text">
      <style:text-properties officeooo:rsid="4731743a"/>
    </style:style>
    <style:style style:name="T148" style:family="text">
      <style:text-properties officeooo:rsid="2ab59407"/>
    </style:style>
    <style:style style:name="T149" style:family="text">
      <style:text-properties officeooo:rsid="47325f69"/>
    </style:style>
    <style:style style:name="T150" style:family="text">
      <style:text-properties officeooo:rsid="4732817e"/>
    </style:style>
    <style:style style:name="T151" style:family="text">
      <style:text-properties officeooo:rsid="46fe7ff0"/>
    </style:style>
    <style:style style:name="T152" style:family="text">
      <style:text-properties officeooo:rsid="46fd7aaa"/>
    </style:style>
    <style:style style:name="T153" style:family="text">
      <style:text-properties officeooo:rsid="2ac215b3"/>
    </style:style>
    <style:style style:name="T154" style:family="text">
      <style:text-properties officeooo:rsid="2ad41eff"/>
    </style:style>
    <style:style style:name="T155" style:family="text">
      <style:text-properties style:text-underline-style="solid" style:text-underline-width="auto" style:text-underline-color="font-color"/>
    </style:style>
    <style:style style:name="T156" style:family="text">
      <style:text-properties officeooo:rsid="217ef3c2"/>
    </style:style>
    <style:style style:name="T157" style:family="text">
      <style:text-properties officeooo:rsid="21836780"/>
    </style:style>
    <style:style style:name="T158" style:family="text">
      <style:text-properties fo:background-color="#ffff00" loext:char-shading-value="0"/>
    </style:style>
    <style:style style:name="T159" style:family="text">
      <style:text-properties fo:color="#2a6099" loext:opacity="100%" officeooo:rsid="041ff1e3"/>
    </style:style>
    <style:style style:name="T160" style:family="text">
      <style:text-properties fo:color="#c9211e" loext:opacity="100%" officeooo:rsid="041ff1e3"/>
    </style:style>
    <style:style style:name="T161" style:family="text">
      <style:text-properties fo:color="#c9211e" loext:opacity="100%" style:text-underline-style="solid" style:text-underline-width="auto" style:text-underline-color="font-color" officeooo:rsid="041ff1e3"/>
    </style:style>
    <style:style style:name="T162" style:family="text">
      <style:text-properties officeooo:rsid="2ac4142d"/>
    </style:style>
    <style:style style:name="T163" style:family="text">
      <style:text-properties officeooo:rsid="2ac4142d" fo:background-color="#ffff00" loext:char-shading-value="0"/>
    </style:style>
    <style:style style:name="T164" style:family="text">
      <style:text-properties style:text-underline-style="solid" style:text-underline-width="auto" style:text-underline-color="font-color" officeooo:rsid="2ac4142d" fo:background-color="#ffff00" loext:char-shading-value="0"/>
    </style:style>
    <style:style style:name="T165" style:family="text">
      <style:text-properties fo:font-weight="bold" officeooo:rsid="2ac4142d" style:font-weight-asian="bold" style:font-weight-complex="bold"/>
    </style:style>
    <style:style style:name="T166" style:family="text">
      <style:text-properties officeooo:rsid="2ac54b64"/>
    </style:style>
    <style:style style:name="T167" style:family="text">
      <style:text-properties officeooo:rsid="2a9e4bfb"/>
    </style:style>
    <style:style style:name="T168" style:family="text">
      <style:text-properties fo:color="#c9211e" loext:opacity="100%" officeooo:rsid="2aa2845d"/>
    </style:style>
    <style:style style:name="T169" style:family="text">
      <style:text-properties officeooo:rsid="2aa2845d"/>
    </style:style>
    <style:style style:name="T170" style:family="text">
      <style:text-properties officeooo:rsid="2aa43c4c"/>
    </style:style>
    <style:style style:name="T171" style:family="text">
      <style:text-properties officeooo:rsid="2aa55da7"/>
    </style:style>
    <style:style style:name="T172" style:family="text">
      <style:text-properties fo:color="#c9211e" loext:opacity="100%" officeooo:rsid="4713f541"/>
    </style:style>
    <style:style style:name="T173" style:family="text">
      <style:text-properties fo:color="#800080" loext:opacity="100%"/>
    </style:style>
    <style:style style:name="T174" style:family="text">
      <style:text-properties fo:font-weight="bold" fo:background-color="transparent" loext:char-shading-value="0" style:font-weight-asian="bold" style:font-weight-complex="bold"/>
    </style:style>
    <style:style style:name="T175" style:family="text">
      <style:text-properties fo:color="#000000" loext:opacity="100%" fo:font-weight="bold" officeooo:rsid="2aef3003" style:font-weight-asian="bold" style:font-weight-complex="bold"/>
    </style:style>
    <style:style style:name="T176" style:family="text">
      <style:text-properties fo:color="#000000" loext:opacity="100%" officeooo:rsid="2aef3003"/>
    </style:style>
    <style:style style:name="T177" style:family="text">
      <style:text-properties fo:color="#000000" loext:opacity="100%" officeooo:rsid="46fe7ff0"/>
    </style:style>
    <style:style style:name="T178" style:family="text">
      <style:text-properties fo:color="#000000" loext:opacity="100%" officeooo:rsid="47019ecc"/>
    </style:style>
    <style:style style:name="T179" style:family="text">
      <style:text-properties officeooo:rsid="3d633a37"/>
    </style:style>
    <style:style style:name="T180" style:family="text">
      <style:text-properties officeooo:rsid="4732ba3d"/>
    </style:style>
    <style:style style:name="T181" style:family="text">
      <style:text-properties fo:color="#000000" loext:opacity="100%" officeooo:rsid="47016227"/>
    </style:style>
    <style:style style:name="T182" style:family="text">
      <style:text-properties fo:color="#c9211e" loext:opacity="100%" officeooo:rsid="47016227"/>
    </style:style>
    <style:style style:name="T183" style:family="text">
      <style:text-properties fo:color="#000000" loext:opacity="100%" fo:font-family="arial, helvetica" fo:font-size="10.5pt" fo:letter-spacing="normal" fo:font-weight="normal" loext:padding="0.0193in" loext:border="0.06pt solid #000000"/>
    </style:style>
    <style:style style:name="T184" style:family="text">
      <style:text-properties fo:color="#c9211e" loext:opacity="100%" officeooo:rsid="00144568" fo:background-color="#ffff00" loext:char-shading-value="0"/>
    </style:style>
    <style:style style:name="T185" style:family="text">
      <style:text-properties fo:color="#000000" loext:opacity="100%" officeooo:rsid="2ac54b64"/>
    </style:style>
    <style:style style:name="T186" style:family="text">
      <style:text-properties fo:color="#000000" loext:opacity="100%" officeooo:rsid="2ad6e06c"/>
    </style:style>
    <style:style style:name="T187" style:family="text">
      <style:text-properties fo:color="#2a6099" loext:opacity="100%" style:text-underline-style="solid" style:text-underline-width="auto" style:text-underline-color="font-color" officeooo:rsid="041ff1e3"/>
    </style:style>
    <style:style style:name="T188" style:family="text">
      <style:text-properties fo:color="#000000" loext:opacity="100%" officeooo:rsid="3d5ffbe1"/>
    </style:style>
    <style:style style:name="T189" style:family="text">
      <style:text-properties officeooo:rsid="2af1efc0"/>
    </style:style>
    <style:style style:name="T190" style:family="text">
      <style:text-properties officeooo:rsid="47019ecc"/>
    </style:style>
    <style:style style:name="T191" style:family="text">
      <style:text-properties fo:color="#000000" loext:opacity="100%" officeooo:rsid="041ff1e3"/>
    </style:style>
    <style:style style:name="T192" style:family="text">
      <style:text-properties fo:color="#000000" loext:opacity="100%" officeooo:rsid="2af3c4a0"/>
    </style:style>
    <style:style style:name="T193" style:family="text">
      <style:text-properties fo:color="#000000" loext:opacity="100%" officeooo:rsid="4732ba3d"/>
    </style:style>
    <style:style style:name="T194" style:family="text">
      <style:text-properties officeooo:rsid="2ad82346"/>
    </style:style>
    <style:style style:name="T195" style:family="text">
      <style:text-properties fo:color="#c9211e" loext:opacity="100%" officeooo:rsid="2ad8ae0b"/>
    </style:style>
    <style:style style:name="T196" style:family="text">
      <style:text-properties officeooo:rsid="2ad8ae0b"/>
    </style:style>
    <style:style style:name="T197" style:family="text">
      <style:text-properties officeooo:rsid="2aef3003"/>
    </style:style>
    <style:style style:name="T198" style:family="text">
      <style:text-properties officeooo:rsid="3d6186f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Chapter <text:span text:style-name="T1">21 </text:span><text:span text:style-name="T2">(AD 70 Predicted)</text:span></text:h>
      <text:list text:style-name="L1">
        <text:list-item>
          <text:p text:style-name="P2">Olivet Discourse of Jesus.<text:line-break/>Parallel to Matthew 24.</text:p>
        </text:list-item>
      </text:list>
      <text:h text:style-name="P3" text:outline-level="3">v<text:bookmark-start text:name="__RefHeading___Toc155281_573321154"/>5-<text:span text:style-name="T3">36</text:span> <text:span text:style-name="T4">Olivet Discourse – </text:span><text:span text:style-name="T5">signs of </text:span><text:span text:style-name="T4">AD 70 </text:span><text:span text:style-name="T5">Temple Destruction</text:span><text:bookmark-end text:name="__RefHeading___Toc155281_573321154"/></text:h>
      <text:list text:style-name="L2">
        <text:list-item>
          <text:p text:style-name="P4"><text:span text:style-name="T6">Matthew 23 </text:span><text:span text:style-name="T7">has Jesus saying "your temple is left to you desolate"</text:span><text:span text:style-name="T8">. Thi</text:span><text:span text:style-name="T7">s is </text:span><text:span text:style-name="T8">right </text:span><text:span text:style-name="T7">after that.<text:line-break/>At this point in the Olivet Discourse, Jesus had walked out of the temple and was on the Mount of Olives.</text:span></text:p>
        </text:list-item>
      </text:list>
      <text:h text:style-name="P5" text:outline-level="3" text:is-list-header="true">v<text:bookmark-start text:name="__RefHeading___Toc155283_573321154 Copy 1"/>5-<text:span text:style-name="T9">6</text:span> <text:bookmark-end text:name="__RefHeading___Toc155283_573321154 Copy 1"/><text:span text:style-name="T9">Not One Stone</text:span></text:h>
      <text:p text:style-name="P6"><text:span text:style-name="Strong_20_Emphasis"><text:span text:style-name="T1">5.</text:span></text:span> And while some were speaking of the temple, how it was adorned with noble stones and offerings, he said,<text:line-break/><text:span text:style-name="Strong_20_Emphasis"><text:span text:style-name="T1">6.</text:span></text:span> “As for these things that you see, the days will come when there will <text:span text:style-name="T10">not be left here one stone upon another</text:span> that will not be thrown down.”<text:line-break/><text:span text:style-name="Strong_20_Emphasis"><text:span text:style-name="T1">7.</text:span></text:span> And they asked him, “Teacher, <text:span text:style-name="T10">when</text:span> will these things be, and <text:span text:style-name="T10">what</text:span> will be the <text:span text:style-name="T10">sign</text:span> when these things are about to take place?”</text:p>
      <text:list text:style-name="L3">
        <text:list-item>
          <text:p text:style-name="P7"><text:span text:style-name="T1">The temple, adorned with beautiful stones, was one of the world wonders, with huge stones as long as a room, perhaps 20 feet, carved so smooth that no mortar was needed between them, fitting perfectly; after Jesus' negative comment about the temple</text:span><text:span text:style-name="T11"> </text:span><text:span text:style-name="T1">being left desolate</text:span><text:span text:style-name="T11"> </text:span><text:span text:style-name="T1">, someone points out its beauty, perhaps questioning how such a structure could face judgment.</text:span></text:p>
        </text:list-item>
        <text:list-item>
          <text:p text:style-name="P7"><text:span text:style-name="T1">Not one stone will be left upon another; this predicts the temple's complete dismantling,</text:span><text:span text:style-name="T12"> which happened</text:span><text:span text:style-name="T1"> as the Romans later burned it</text:span><text:span text:style-name="T13"> in AD 70</text:span><text:span text:style-name="T1">, melting the gold dome into cracks, leading them to take every stone apart to scrape the gold, fulfilling the prophecy exactly</text:span><text:span text:style-name="T12">.</text:span></text:p>
        </text:list-item>
        <text:list-item>
          <text:p text:style-name="P7"><text:span text:style-name="T12">T</text:span><text:span text:style-name="T1">his aligns with an earlier prediction in </text:span><text:span text:style-name="T14">chapter 19</text:span><text:span text:style-name="T1"> </text:span></text:p>
        </text:list-item>
      </text:list>
      <text:h text:style-name="P8" text:outline-level="5">Luke 19:44 (will not leave one stone)</text:h>
      <text:p text:style-name="P9"><text:span text:style-name="T15">44. </text:span><text:span text:style-name="T16">and tear </text:span><text:span text:style-name="T10">you</text:span><text:span text:style-name="T16"> down to the ground, </text:span><text:span text:style-name="T10">you</text:span><text:span text:style-name="T16"> and </text:span><text:span text:style-name="T10">your</text:span><text:span text:style-name="T16"> children within </text:span><text:span text:style-name="T10">you</text:span><text:span text:style-name="T16">. And they will not </text:span><text:span text:style-name="T10">leave one stone upon another</text:span><text:span text:style-name="T16"> in you, because </text:span><text:span text:style-name="T10">you</text:span><text:span text:style-name="T16"> did not know the time of </text:span><text:span text:style-name="T10">your</text:span><text:span text:style-name="T16"> visitation.”</text:span></text:p>
      <text:list text:style-name="L4">
        <text:list-item>
          <text:p text:style-name="P10">When Jesus later says "this generation", recall how many "you"s there are.</text:p>
        </text:list-item>
        <text:list-item>
          <text:p text:style-name="P11"><text:span text:style-name="T17">Jesus said AD 70 was </text:span><text:span text:style-name="T18">to happen </text:span><text:span text:style-name="T17">because the Jews did not accept their Messiah.<text:line-break/></text:span><text:span text:style-name="T19">It was a judgment from God.</text:span></text:p>
        </text:list-item>
      </text:list>
      <text:h text:style-name="P5" text:outline-level="3" text:is-list-header="true"><text:span text:style-name="Strong_20_Emphasis"><text:span text:style-name="T20">v7-38 (AD 70 Predicted)</text:span></text:span></text:h>
      <text:list text:style-name="L5">
        <text:list-item>
          <text:p text:style-name="P12"><text:span text:style-name="Strong_20_Emphasis"><text:span text:style-name="T21">Ask yourself with ever few verses whether they could be tied to </text:span></text:span><text:span text:style-name="Strong_20_Emphasis"><text:span text:style-name="T22">AD 70</text:span></text:span><text:span text:style-name="Strong_20_Emphasis"><text:span text:style-name="T21"> or Jesus </text:span></text:span><text:span text:style-name="Strong_20_Emphasis"><text:span text:style-name="T23">2nd Coming</text:span></text:span><text:span text:style-name="Strong_20_Emphasis"><text:span text:style-name="T24">, or a </text:span></text:span><text:span text:style-name="Strong_20_Emphasis"><text:span text:style-name="T25">Secret Rapture</text:span></text:span><text:span text:style-name="Strong_20_Emphasis"><text:span text:style-name="T24">.</text:span></text:span></text:p>
        </text:list-item>
      </text:list>
      <text:h text:style-name="P5" text:outline-level="3"><text:soft-page-break/><text:span text:style-name="Strong_20_Emphasis"><text:span text:style-name="T1">v7</text:span></text:span><text:span text:style-name="Strong_20_Emphasis"><text:span text:style-name="T26">-11</text:span></text:span><text:span text:style-name="Strong_20_Emphasis"><text:span text:style-name="T1"> </text:span></text:span><text:span text:style-name="Strong_20_Emphasis"><text:span text:style-name="T26">The Signs</text:span></text:span></text:h>
      <text:p text:style-name="P6"><text:span text:style-name="Strong_20_Emphasis"><text:span text:style-name="T1">7.</text:span></text:span><text:span text:style-name="Strong_20_Emphasis"><text:span text:style-name="T7"> And they asked him, “Teacher, </text:span></text:span><text:span text:style-name="Strong_20_Emphasis"><text:span text:style-name="T27">when</text:span></text:span><text:span text:style-name="Strong_20_Emphasis"><text:span text:style-name="T7"> will these things be, and </text:span></text:span><text:span text:style-name="Strong_20_Emphasis"><text:span text:style-name="T27">what</text:span></text:span><text:span text:style-name="Strong_20_Emphasis"><text:span text:style-name="T7"> will be the </text:span></text:span><text:span text:style-name="Strong_20_Emphasis"><text:span text:style-name="T28">sign</text:span></text:span><text:span text:style-name="Strong_20_Emphasis"><text:span text:style-name="T7"> when these things are about to take place?”<text:line-break/></text:span></text:span><text:span text:style-name="Strong_20_Emphasis"><text:span text:style-name="T1">8.</text:span></text:span><text:span text:style-name="Strong_20_Emphasis"><text:span text:style-name="T7"> And he said, “See that you are </text:span></text:span><text:span text:style-name="Strong_20_Emphasis"><text:span text:style-name="T28">not led astray</text:span></text:span><text:span text:style-name="Strong_20_Emphasis"><text:span text:style-name="T7">. For many will come in my name, saying, ‘I am he!’ and, ‘The time is at hand!’ Do not go after them.<text:line-break/></text:span></text:span><text:span text:style-name="Strong_20_Emphasis"><text:span text:style-name="T1">9.</text:span></text:span><text:span text:style-name="Strong_20_Emphasis"><text:span text:style-name="T7"> And when you hear of </text:span></text:span><text:span text:style-name="Strong_20_Emphasis"><text:span text:style-name="T28">wars and tumults</text:span></text:span><text:span text:style-name="Strong_20_Emphasis"><text:span text:style-name="T7">, do not be terrified, for these things must first take place, but the end will not be at once.”<text:line-break/></text:span></text:span><text:span text:style-name="Strong_20_Emphasis"><text:span text:style-name="T1">10.</text:span></text:span><text:span text:style-name="Strong_20_Emphasis"><text:span text:style-name="T7"> Then he said to them, “</text:span></text:span><text:span text:style-name="Strong_20_Emphasis"><text:span text:style-name="T28">Nation will rise against nation</text:span></text:span><text:span text:style-name="Strong_20_Emphasis"><text:span text:style-name="T7">, and kingdom against kingdom.<text:line-break/></text:span></text:span><text:span text:style-name="Strong_20_Emphasis"><text:span text:style-name="T1">11.</text:span></text:span><text:span text:style-name="Strong_20_Emphasis"><text:span text:style-name="T7"> There will be </text:span></text:span><text:span text:style-name="Strong_20_Emphasis"><text:span text:style-name="T28">great earthquakes</text:span></text:span><text:span text:style-name="Strong_20_Emphasis"><text:span text:style-name="T7">, and in various places </text:span></text:span><text:span text:style-name="Strong_20_Emphasis"><text:span text:style-name="T28">famines</text:span></text:span><text:span text:style-name="Strong_20_Emphasis"><text:span text:style-name="T7"> and </text:span></text:span><text:span text:style-name="Strong_20_Emphasis"><text:span text:style-name="T28">pestilences</text:span></text:span><text:span text:style-name="Strong_20_Emphasis"><text:span text:style-name="T7">. And there will be terrors and great </text:span></text:span><text:span text:style-name="Strong_20_Emphasis"><text:span text:style-name="T28">signs</text:span></text:span><text:span text:style-name="Strong_20_Emphasis"><text:span text:style-name="T7"> from heaven.</text:span></text:span></text:p>
      <text:h text:style-name="P13" text:outline-level="4"><text:span text:style-name="Strong_20_Emphasis">v7 The 2 Questions (When + What)</text:span></text:h>
      <text:p text:style-name="P6"><text:span text:style-name="Strong_20_Emphasis"><text:span text:style-name="T1">7.</text:span></text:span> And they asked him, “Teacher, <text:span text:style-name="T10">when</text:span> will <text:span text:style-name="T10">these things</text:span> be, and <text:span text:style-name="T10">what</text:span> will be the <text:span text:style-name="T10">sign</text:span> when these things are about to take place?”</text:p>
      <text:h text:style-name="P14" text:outline-level="5">these things</text:h>
      <text:list text:style-name="L6">
        <text:list-item>
          <text:p text:style-name="P15"><text:span text:style-name="T29">T</text:span><text:span text:style-name="T30">he destruction of the temple, which is the only thing Jesus mentioned.</text:span></text:p>
        </text:list-item>
        <text:list-item>
          <text:p text:style-name="P16">Luke simply says "these things" instead of loaded, Hebrew idiom (Hebraism) phrases that may have not meant much to his intended, initial Gentile audience. Luke did not use "end of the age" or "your coming" here.</text:p>
        </text:list-item>
      </text:list>
      <text:h text:style-name="P14" text:outline-level="5">Your coming</text:h>
      <text:list text:style-name="L7">
        <text:list-item>
          <text:p text:style-name="P17"><text:span text:style-name="T31">Note that Luke does not have "your coming" here. </text:span><text:span text:style-name="T19">Matthew adds "</text:span><text:span text:style-name="T4">what shall be the sign of </text:span><text:span text:style-name="T32">your coming</text:span><text:span text:style-name="T4"> and the end of the age</text:span><text:span text:style-name="T19">" to the question.</text:span></text:p>
        </text:list-item>
        <text:list-item>
          <text:p text:style-name="P18">Jesus up to this point did not explicitly mention that He would be leaving them.</text:p>
        </text:list-item>
      </text:list>
      <text:h text:style-name="P19" text:outline-level="6">Luke 18:32-34<text:span text:style-name="T31"> (They didn't know Jesus would leave)</text:span></text:h>
      <text:p text:style-name="P20"><text:span text:style-name="T14">32. </text:span><text:span text:style-name="T16">For </text:span><text:span text:style-name="T10">he will be delivered</text:span><text:span text:style-name="T16"> over to the Gentiles and will be mocked and shamefully treated and spit upon.<text:line-break/></text:span><text:span text:style-name="T14">33. </text:span><text:span text:style-name="T16">And after flogging him, </text:span><text:span text:style-name="T10">they will kill him</text:span><text:span text:style-name="T16">, and on the third day he will rise.”<text:line-break/></text:span><text:span text:style-name="T14">34. </text:span><text:span text:style-name="T16">But</text:span><text:span text:style-name="T10"> they understood none of these things</text:span><text:span text:style-name="T16">. </text:span><text:span text:style-name="T10">This</text:span><text:span text:style-name="T16"> saying </text:span><text:span text:style-name="T10">was hidden from them</text:span><text:span text:style-name="T16">, and </text:span><text:span text:style-name="T10">they did not grasp what was said</text:span><text:span text:style-name="T16">.</text:span></text:p>
      <text:h text:style-name="P13" text:outline-level="4"><text:span text:style-name="Strong_20_Emphasis">v8 Jesus Won't Be Visible</text:span></text:h>
      <text:p text:style-name="P6"><text:span text:style-name="Strong_20_Emphasis"><text:span text:style-name="T1">8.</text:span></text:span> And he said, “See that you are not led astray. For many will come in my name, saying, ‘I am he!’ and, ‘The time is at hand!’ Do not go after them.</text:p>
      <text:list xml:id="list253099414" text:style-name="L8">
        <text:list-item>
          <text:p text:style-name="P21">Beware of deception, as many false messiahs will claim "I am he" and that the time is near; do not follow them, as false Christs appeared before AD 70, testified in scripture like 1 John mentioning many false prophets.</text:p>
        </text:list-item>
        <text:list-item>
          <text:p text:style-name="P22"><text:soft-page-break/><text:span text:style-name="T6">Characteristic:</text:span> You won't see Jesus when it happens</text:p>
          <text:list>
            <text:list-item>
              <text:p text:style-name="P22"><text:span text:style-name="T33">AD 70</text:span>? True</text:p>
            </text:list-item>
            <text:list-item>
              <text:p text:style-name="P22"><text:span text:style-name="T34">Secret Rapture</text:span>? True</text:p>
            </text:list-item>
            <text:list-item>
              <text:p text:style-name="P22"><text:span text:style-name="T35">2nd Coming</text:span>? <text:span text:style-name="T36">False</text:span></text:p>
            </text:list-item>
          </text:list>
        </text:list-item>
      </text:list>
      <text:h text:style-name="P13" text:outline-level="4"><text:span text:style-name="Strong_20_Emphasis">v9 </text:span><text:span text:style-name="Strong_20_Emphasis"><text:span text:style-name="T37">-10</text:span></text:span><text:span text:style-name="Strong_20_Emphasis"><text:span text:style-name="T38"> </text:span></text:span><text:span text:style-name="Strong_20_Emphasis">When? Wars Would Happen First</text:span></text:h>
      <text:p text:style-name="P6"><text:span text:style-name="Strong_20_Emphasis"><text:span text:style-name="T1">9.</text:span></text:span> And when <text:span text:style-name="T10">you</text:span> <text:span text:style-name="T10">hear of</text:span> wars and tumults, do not be terrified, for these things must first take place, but the end will not be at once.”<text:line-break/><text:span text:style-name="Strong_20_Emphasis"><text:span text:style-name="T1">10.</text:span></text:span> Then he said to them, “<text:span text:style-name="T10">Nation will rise against nation</text:span>, and kingdom against kingdom.</text:p>
      <text:p text:style-name="P23"><text:span text:style-name="T6">Characteristic:</text:span> <text:span text:style-name="T39">When</text:span><text:span text:style-name="T40"> would this possibly be a sign for?</text:span></text:p>
      <text:list text:continue-numbering="true" text:style-name="L8">
        <text:list-item>
          <text:list>
            <text:list-item text:start-value="1">
              <text:p text:style-name="P22"><text:span text:style-name="T33">AD 70</text:span>? <text:span text:style-name="T41">Yes</text:span><text:span text:style-name="T42">, because of the Pax Romana (the peace of Rome).</text:span><text:span text:style-name="T43"> Up to that point, no empire had such georaphic reach and period of peace and prosperity for such a long duration.</text:span><text:span text:style-name="T44"> Also, "</text:span><text:span text:style-name="T45">you</text:span><text:span text:style-name="T44">" would be the people in front of Jesus. To our knowledge, none of Jesus' 1st century disciples are walking on Earth today. They were around to "</text:span><text:span text:style-name="T46">hear of</text:span><text:span text:style-name="T44">" these signs.</text:span></text:p>
            </text:list-item>
            <text:list-item>
              <text:p text:style-name="P22"><text:span text:style-name="T34">Secret Rapture</text:span><text:span text:style-name="T47"> +</text:span><text:span text:style-name="T48"> </text:span><text:span text:style-name="T35">2nd Coming</text:span>? <text:span text:style-name="T49">No</text:span><text:span text:style-name="T43">, because ever since AD 70, there have been wars, tumults, and nations rising against nations.</text:span><text:span text:style-name="T50"> If this were a "sign", Jesus may have we</text:span><text:span text:style-name="T51">ll</text:span><text:span text:style-name="T50"> have given no sign</text:span><text:span text:style-name="T51"> at all</text:span><text:span text:style-name="T50">.</text:span></text:p>
            </text:list-item>
          </text:list>
        </text:list-item>
      </text:list>
      <text:h text:style-name="P13" text:outline-level="4"><text:span text:style-name="Strong_20_Emphasis">v11 Earthquakes, Famines</text:span><text:span text:style-name="Strong_20_Emphasis"><text:span text:style-name="T38">, Heavenly Signs</text:span></text:span></text:h>
      <text:p text:style-name="P6"><text:span text:style-name="Strong_20_Emphasis"><text:span text:style-name="T1">11.</text:span></text:span> There will be great earthquakes, and in various places famines and pestilences. And there will be terrors and great signs from heaven.</text:p>
      <text:h text:style-name="P14" text:outline-level="5">great earthquakes</text:h>
      <text:list text:style-name="L9">
        <text:list-item>
          <text:p text:style-name="P24"><text:span text:style-name="T52">Jesus did not say there would be a great frequency of earthquakes, but that there would be earthquakes</text:span><text:span text:style-name="T53"> "in various places"</text:span><text:span text:style-name="T52">.<text:line-break/>To think that the 1st century audience had historical earthquake and seismic electronic readings to detect every earthquake across the planet would be to miss the point of what Jesus was saying.<text:line-break/></text:span><text:span text:style-name="T53">There are historic records from the 1st century which do cite earthquakes happening in areas which they had not happened in recent history before then.</text:span></text:p>
        </text:list-item>
      </text:list>
      <text:h text:style-name="P14" text:outline-level="5">great signs from heaven</text:h>
      <text:list text:style-name="L10">
        <text:list-item>
          <text:list>
            <text:list-item text:start-value="1">
              <text:p text:style-name="P25"><text:span text:style-name="T52">L</text:span><text:span text:style-name="T1">iteral? </text:span><text:span text:style-name="T54">During the 3-year-long siege of Jerusalem, there were signs in the heavens recorded. Jesephus who was not a Christian, but was present and recorded these things. He wrote that there were many signs that you wouldn't believe it if there weren't so many people who could tell you they saw it.<text:line-break/>For example, there was a star in the shape of a sword that hung over the city of Jerusalem for a whole year. That would be a sign in the sky.<text:line-break/>On another occasion, people saw soldiers in the sky, running about the clouds.</text:span><text:span text:style-name="T55"> </text:span><text:span text:style-name="T54">Jesus said </text:span><text:soft-page-break/><text:span text:style-name="T54">they would see the sign of the son of man in the clouds – could that be it?<text:line-break/>There are supernatural signs in the skies recorded during this time.<text:line-break/>Why don't Christians believe what Jesus said? - this generation...</text:span></text:p>
            </text:list-item>
            <text:list-item>
              <text:p text:style-name="P25"><text:span text:style-name="T56">Metaphor</text:span>? It wouldn't be beyond the language of the prophets to speak in <text:span text:style-name="T56">metaphorical</text:span> terms. For example, the heavens being rolled up like a scroll, or the stars falling from the sky like ripe figs is found in <text:span text:style-name="T6">Isaiah 34:</text:span><text:span text:style-name="T57">4</text:span> in a passage speaking of the fall of Edom, which happened about 500 years before Christ, <text:span text:style-name="T58">where God also says His sword will come from heaven in judgment. We read no indication there was a literal sword coming from the sky. God used human armies to destroy Edom, though such an undertaking is certain to include supernatural power on God's part even still.</text:span></text:p>
            </text:list-item>
            <text:list-item>
              <text:p text:style-name="P26">A Christian who would immediately dismiss the possibility of these signs confirming Jesus' words must also immediately dismiss much of the Old Testament, which has much less historical corroboration than what we have of these signs in the 1st century - if being logically consistent.</text:p>
            </text:list-item>
          </text:list>
        </text:list-item>
      </text:list>
      <text:h text:style-name="P19" text:outline-level="6">Isaiah 34:4<text:span text:style-name="T59"> (Edom's Destruction)</text:span></text:h>
      <text:p text:style-name="P27"><text:span text:style-name="T6">4.</text:span> <text:span text:style-name="T16">All the </text:span><text:span text:style-name="T10">host of heaven</text:span><text:span text:style-name="T16"> shall rot away,<text:line-break/>and the </text:span><text:span text:style-name="T10">skies roll up like a scroll</text:span><text:span text:style-name="T16">.<text:line-break/>All</text:span><text:span text:style-name="T10"> their host shall fall</text:span><text:span text:style-name="T16">,<text:line-break/></text:span><text:span text:style-name="T10">as leaves</text:span><text:span text:style-name="T16"> fall from the vine,<text:line-break/></text:span><text:span text:style-name="T10">like</text:span><text:span text:style-name="T16"> </text:span><text:span text:style-name="T10">leaves</text:span><text:span text:style-name="T16"> falling from the fig tree.</text:span></text:p>
      <text:list text:style-name="L11">
        <text:list-item>
          <text:p text:style-name="P28">Historically, the Idumeans were the last of the known Edomites. David Guzik, a highly respected Calvary Chapel pastor who affirms Dispensationalism concurs amongst many other in his theological camp that the Edomites as a national identity has been destroyed.</text:p>
        </text:list-item>
        <text:list-item>
          <text:p text:style-name="P28">But note how non-literal the many passages speaking of it are. Obadiah, Jeremiah 49, and Ezekiel 25 are amongst the many other such passages.</text:p>
        </text:list-item>
        <text:list-item>
          <text:p text:style-name="P28">If we see imagery of a nation being destroyed as a piece of fruit<text:span text:style-name="T60"> or leaves</text:span> falling to the ground, that automatically makes everything else in at least that sentence "fair game" for being understood as metaphors.</text:p>
        </text:list-item>
        <text:list-item>
          <text:p text:style-name="P28">Anyone who says "I read the Bible literally" is naive. "I read the Bible" contextually<text:span text:style-name="T60">/exegetically</text:span> would be better advised. Does anyone say "I only listen to human conversations literally!"? How is it a badge of honor to misinterpret anything, whether written or verbal? Why would anyone pride themselves on misunderstanding any content?</text:p>
        </text:list-item>
      </text:list>
      <text:h text:style-name="P8" text:outline-level="5"><text:span text:style-name="T6">Characteristic:</text:span> <text:span text:style-name="T61">When</text:span><text:span text:style-name="T40"> would this be a sign for?</text:span></text:h>
      <text:p text:style-name="P23"><text:span text:style-name="T33">AD 70</text:span>? <text:span text:style-name="T62">Yes</text:span><text:span text:style-name="T63">. Again, Jesus said "</text:span><text:span text:style-name="T64">you</text:span><text:span text:style-name="T63">" - the people in front of Him. If it is anyone else, these are no signs at all.</text:span></text:p>
      <text:p text:style-name="P23"><text:span text:style-name="T34">Secret Rapture</text:span><text:span text:style-name="T47"> +</text:span><text:span text:style-name="T48"> </text:span><text:span text:style-name="T35">2nd Coming</text:span>? <text:span text:style-name="T65">Mostly No</text:span><text:span text:style-name="T66">. These things happen all the time today, except for the signs in heaven - unless we count cosmological phenomena which the ancients would consider to be </text:span><text:soft-page-break/><text:span text:style-name="T66">signs - yet we wou</text:span><text:span text:style-name="T67">l</text:span><text:span text:style-name="T66">dn't, in our 'scientific' age.</text:span><text:span text:style-name="T67"> Some may say "yes", but do we think Jesus would give such a vague prophecy sign that people of just about any generation of human history after the 1st century would be making predictions of either of these events, especially since Jesus said no man knows the day nor the hour?</text:span><text:span text:style-name="T68"> The verdict is "mostly", because some people do cite this verse as signs for the future. But the question remains: why?</text:span></text:p>
      <text:h text:style-name="P5" text:outline-level="3">v<text:span text:style-name="T1">12-19 </text:span>Persecution Foretold</text:h>
      <text:p text:style-name="P29"><text:span text:style-name="Strong_20_Emphasis"><text:span text:style-name="T69">12.</text:span></text:span><text:span text:style-name="T70"> “But </text:span><text:span text:style-name="T46">before all this</text:span><text:span text:style-name="T70"> they will lay hands on you and persecute you, delivering you up to the synagogues and prisons, and you will be brought before kings and governors for my name's sake.<text:line-break/></text:span><text:span text:style-name="Strong_20_Emphasis"><text:span text:style-name="T69">13.</text:span></text:span><text:span text:style-name="T70"> This will be your opportunity to bear witness.<text:line-break/></text:span><text:span text:style-name="Strong_20_Emphasis"><text:span text:style-name="T69">14.</text:span></text:span><text:span text:style-name="T70"> Settle it therefore in your minds not to meditate beforehand how to answer,<text:line-break/></text:span><text:span text:style-name="Strong_20_Emphasis"><text:span text:style-name="T69">15.</text:span></text:span><text:span text:style-name="T70"> for I will give you a mouth and wisdom, which none of your adversaries will be able to withstand or contradict.<text:line-break/></text:span><text:span text:style-name="Strong_20_Emphasis"><text:span text:style-name="T69">16.</text:span></text:span><text:span text:style-name="T70"> You will be delivered up even by parents and brothers and relatives and friends, and some of you they will put to death.<text:line-break/></text:span><text:span text:style-name="Strong_20_Emphasis"><text:span text:style-name="T69">17.</text:span></text:span><text:span text:style-name="T70"> You will be hated by all for my name's sake.<text:line-break/></text:span><text:span text:style-name="Strong_20_Emphasis"><text:span text:style-name="T69">18.</text:span></text:span><text:span text:style-name="T70"> But not a hair of your head will perish.<text:line-break/></text:span><text:span text:style-name="Strong_20_Emphasis"><text:span text:style-name="T69">19.</text:span></text:span><text:span text:style-name="T70"> By your endurance you will gain your lives.</text:span></text:p>
      <text:list text:style-name="L12">
        <text:list-item>
          <text:p text:style-name="P30">Before <text:span text:style-name="T71">whatever Jesus is talking about happens</text:span>, persecution will come, with arrests, synagogues, prisons, and trials before kings and rulers for Jesus' name; this happened to the disciples, who were all put on trial.</text:p>
        </text:list-item>
        <text:list-item>
          <text:p text:style-name="P30">This persecution will provide an occasion for testimony.</text:p>
        </text:list-item>
        <text:list-item>
          <text:p text:style-name="P30">Do not premeditate your defense, as earlier instructed when sending out the 70 in chapter 10.</text:p>
        </text:list-item>
        <text:list-item>
          <text:p text:style-name="P30">Jesus will provide words and wisdom that adversaries cannot resist or contradict, as the Spirit of the Father speaks through them; this is the same as the Spirit of Christ working.</text:p>
        </text:list-item>
        <text:list-item>
          <text:p text:style-name="P30">Betrayal by family and friends will occur, leading to death for some; most disciples were put to death.</text:p>
        </text:list-item>
        <text:list-item>
          <text:p text:style-name="P30">Hatred from all for Jesus' name will happen.</text:p>
        </text:list-item>
        <text:list-item>
          <text:p text:style-name="P30">Though some die, not a hair will ultimately be lost, as God preserves beyond death in resurrection; this is hyperbole meaning <text:span text:style-name="T60">the reward for faithful service to Christ is so great, it would be as if not anything was lost - not even a hair. this fits Jesus' parables of the kingdom of God, where the man sells all he had to buy either the pearl of great price or the field with the buried treasure in it.</text:span></text:p>
        </text:list-item>
      </text:list>
      <text:h text:style-name="P31" text:outline-level="4">Persecution</text:h>
      <text:p text:style-name="P29"><text:span text:style-name="Strong_20_Emphasis"><text:span text:style-name="T69">19.</text:span></text:span><text:span text:style-name="T72"> </text:span><text:span text:style-name="T70">By your endurance you will gain your lives.</text:span></text:p>
      <text:h text:style-name="P8" text:outline-level="5"><text:soft-page-break/>Matthew 24:13<text:span text:style-name="T71"> (T</text:span>he parallel statement<text:span text:style-name="T71"> in Matthew)</text:span></text:h>
      <text:p text:style-name="P32"><text:span text:style-name="T6">13.</text:span> <text:span text:style-name="T16">But the one who</text:span> <text:span text:style-name="T10">endures</text:span> <text:span text:style-name="T16">to the end, he will be saved.</text:span></text:p>
      <text:list text:style-name="L13">
        <text:list-item>
          <text:p text:style-name="P33">Endurance to the end brings salvation; possess your souls through patience, paralleling Matthew's "he who endures to the end shall be saved," meaning retention of souls through perseverance rather than loss if one does not endure.</text:p>
        </text:list-item>
        <text:list-item>
          <text:p text:style-name="P34">In the context of the 70 AD destruction that Jesus is talking about, if they obey v20's sign by fleeing Jerusalem as v21 says to do, they will '<text:span text:style-name="T10">gain</text:span>' their <text:span text:style-name="T10">lives</text:span> instead of dying.</text:p>
        </text:list-item>
        <text:list-item>
          <text:p text:style-name="P35">Matthew 24:13 – is the parallel statement<text:line-break/>13. <text:span text:style-name="T16">“But the one who </text:span><text:span text:style-name="T10">endures</text:span><text:span text:style-name="T16"> to the end, he will be saved.</text:span></text:p>
        </text:list-item>
        <text:list-item>
          <text:p text:style-name="P36">Even if they did physically die (v12-17), they will have lost nothing with regards to what they have gained in eternal life. <text:span text:style-name="T73">The 'not a hair' lost is hyperbole in that losing your life is nothing in comparison to eternal life.</text:span></text:p>
        </text:list-item>
        <text:list-item>
          <text:p text:style-name="P37"><text:span text:style-name="T10">I will give you a mouth and wisdom –</text:span> <text:span text:style-name="T74">Surely the work of the Holy Spirit is the work of Jesus too.</text:span></text:p>
        </text:list-item>
      </text:list>
      <text:h text:style-name="P8" text:outline-level="5"><text:span text:style-name="T6">Characteristic:</text:span> <text:span text:style-name="T75">Enduring Persecution</text:span></text:h>
      <text:p text:style-name="P23"><text:span text:style-name="T33">AD 70</text:span>? <text:span text:style-name="T62">Yes</text:span><text:span text:style-name="T63">. Again, Jesus said "</text:span><text:span text:style-name="T64">you</text:span><text:span text:style-name="T63">" - </text:span><text:span text:style-name="T71">Jesus' disciples in the 1st century. Compare with Luke 17 which we conclude is about Jesus' 2nd Coming. This isn't to say no one in the 1st century didn't falsely claim Jesus' 2nd Coming was near (the Thessalonians certainly did with Paul)</text:span></text:p>
      <text:p text:style-name="P23"><text:span text:style-name="T34">Secret Rapture</text:span><text:span text:style-name="T47"> +</text:span><text:span text:style-name="T48"> </text:span><text:span text:style-name="T35">2nd Coming</text:span>? <text:span text:style-name="T76">Yes, possible</text:span><text:span text:style-name="T66">. </text:span><text:span text:style-name="T77">Of course persecution happens today and Christians are given the grace to endure. Suffering for Christ is never in vain.</text:span></text:p>
      <text:h text:style-name="P5" text:outline-level="3">v<text:span text:style-name="T1">20-24 </text:span>The Destruction of Jerusalem Foretold</text:h>
      <text:p text:style-name="P6"><text:span text:style-name="Strong_20_Emphasis"><text:span text:style-name="T1">20.</text:span></text:span> “But <text:span text:style-name="T10">when you see Jerusalem surrounded by armies</text:span>, then know that its <text:span text:style-name="T78">desolation</text:span> has come near.<text:line-break/><text:span text:style-name="Strong_20_Emphasis"><text:span text:style-name="T1">21.</text:span></text:span> Then let those who are in Judea flee to the mountains, and let those who are inside the city depart, and let not those who are out in the country enter it,<text:line-break/><text:span text:style-name="Strong_20_Emphasis"><text:span text:style-name="T1">22.</text:span></text:span> for these are days of vengeance, to fulfill all that is written.<text:line-break/><text:span text:style-name="Strong_20_Emphasis"><text:span text:style-name="T1">23.</text:span></text:span> Alas for women who are pregnant and for those who are nursing infants in those days! For there will be great distress upon the earth and wrath against this people.<text:line-break/><text:span text:style-name="Strong_20_Emphasis"><text:span text:style-name="T1">24.</text:span></text:span> They will fall by the edge of the sword and be led captive among all nations, and Jerusalem will be trampled underfoot by the Gentiles until the times of the Gentiles are fulfilled.</text:p>
      <text:h text:style-name="P13" text:outline-level="4"><text:span text:style-name="Strong_20_Emphasis">v20 </text:span><text:span text:style-name="Strong_20_Emphasis"><text:span text:style-name="T79">The Sign - Armies</text:span></text:span></text:h>
      <text:p text:style-name="P6"><text:span text:style-name="Strong_20_Emphasis"><text:span text:style-name="T1">20.</text:span></text:span> “But <text:span text:style-name="T10">when you see Jerusalem surrounded by armies</text:span>, then know that its <text:span text:style-name="T78">desolation</text:span> has come near.</text:p>
      <text:list xml:id="list3354574382" text:style-name="L14">
        <text:list-item>
          <text:p text:style-name="P38">Jerusalem surrounded by armies signals its desolation is near; this is the sign, paraphrasing the abomination of desolation from Daniel, which Luke clarifies for non-Jews as Roman armies approaching, an abomination (idols or pagan intrusion) causing desolation (God abandoning the <text:soft-page-break/>city); Daniel uses it for the Roman destruction after the Messiah is cut off, and the Romans brought banners with Caesar's images into the holy place.</text:p>
        </text:list-item>
        <text:list-item>
          <text:p text:style-name="P39">Notice that the armies surrounding the city the first time did not result in the city's desolation. It was the sign for the Christian Jews to flee Jerusalem.</text:p>
        </text:list-item>
        <text:list-item>
          <text:p text:style-name="P40"><text:span text:style-name="T6">Luke 21:20-24 </text:span>is a parallel passage to <text:span text:style-name="T6">Matthew 24:15-22</text:span>.<text:line-break/>They both describe the same call to flee Jerusalem.</text:p>
        </text:list-item>
      </text:list>
      <text:h text:style-name="P8" text:outline-level="5">ABOMINATION OF <text:span text:style-name="T10">DESOLATION</text:span></text:h>
      <text:p text:style-name="P41">What could it mean?<text:line-break/>In <text:span text:style-name="T6">Matthew 24</text:span> commentary, we note that it is a Hebraism that Matthew brings into the text, but Luke (here) plainly interprets the phrase into something non-Jews could understand.</text:p>
      <text:list xml:id="list200206308489733" text:continue-numbering="true" text:style-name="L14">
        <text:list-item text:start-value="1">
          <text:p text:style-name="P42"><text:span text:style-name="T80">This is</text:span><text:span text:style-name="T81"> a phrase used in Daniel 3 times, and not even about the same thing every time.</text:span></text:p>
          <text:list>
            <text:list-item>
              <text:p text:style-name="P43"><text:span text:style-name="T82">One</text:span><text:span text:style-name="T83"> time</text:span><text:span text:style-name="T84"> (</text:span><text:span text:style-name="T85">Daniel 11:31</text:span><text:span text:style-name="T84">)</text:span><text:span text:style-name="T83"> it is used to speak of Antiochus Epiphanes setting up an abomination that makes desolate in 168 BC where a pig was sacrificed in the Jewish temple in Jerusalem.</text:span></text:p>
            </text:list-item>
            <text:list-item>
              <text:p text:style-name="P44"><text:span text:style-name="T6">Another</text:span> is <text:span text:style-name="T6">Daniel 9</text:span><text:span text:style-name="T86">:27</text:span> – the Messiah is cut off and the city will be destroyed – there will be an abomination which makes desolate – the Romans would destroy Jerusalem, because of the people of Messiah the prince murdering their Messiah.</text:p>
            </text:list-item>
            <text:list-item>
              <text:p text:style-name="P44">The <text:span text:style-name="T6">3rd</text:span> reference is in <text:span text:style-name="T6">Daniel 12</text:span><text:span text:style-name="T86">:11</text:span>, though we can't be certain how it is being used<text:span text:style-name="T87">, as the passage has a lot of vague content, including 1290 days and 1335 days</text:span>.</text:p>
            </text:list-item>
          </text:list>
        </text:list-item>
        <text:list-item>
          <text:p text:style-name="P44">In the old Testament abominations were idols.</text:p>
        </text:list-item>
        <text:list-item>
          <text:p text:style-name="P44">Desolation <text:span text:style-name="T88">can be</text:span> abandonment. Jesus said their house(temple) is left to them desolate.</text:p>
        </text:list-item>
      </text:list>
      <text:h text:style-name="P19" text:outline-level="6">An image of Antichrist?</text:h>
      <text:list xml:id="list200206075278099" text:continue-numbering="true" text:style-name="L14">
        <text:list-item>
          <text:p text:style-name="P45">Many <text:span text:style-name="T89">Western </text:span>Christians believe this abomination of desolation happens in the middle of 'the tribulation' when a man, dubbed-Antichrist will enter <text:span text:style-name="T89">a future</text:span> temple <text:span text:style-name="T89">in</text:span> Jerusalem and set up an image/idol of himself, telling people to worship it</text:p>
        </text:list-item>
        <text:list-item>
          <text:p text:style-name="P45">There is not one verse in the bible mentioning an antichrist putting up an image of himself in a Jewish temple. Where does it come <text:span text:style-name="T89">allegedly </text:span>from? 2 verses are added together for which we have no way to know for sure if they are speaking of the same thing.</text:p>
        </text:list-item>
      </text:list>
      <text:h text:style-name="P46" text:outline-level="7">Revelation 13:14-15<text:span text:style-name="T90"> (an image)</text:span></text:h>
      <text:p text:style-name="P47"><text:span text:style-name="T14">14.</text:span> and by the signs that it is allowed to work in the presence of[fn] the beast it deceives those who dwell on earth, telling them to make <text:span text:style-name="T10">an image</text:span> for the beast that was wounded by the sword and yet lived.<text:line-break/><text:span text:style-name="T14">15. </text:span>And it was allowed to give breath to the image of the beast, so that the image of the beast might even speak and might cause those who would not worship the image of the beast to be slain.</text:p>
      <text:list text:continue-numbering="true" text:style-name="L14">
        <text:list-item text:start-value="1">
          <text:p text:style-name="P45"><text:soft-page-break/>We are not told there where <text:span text:style-name="T10">the image</text:span> will be. It could be in antarctica.<text:line-break/>Jerusalem or a temple is not specified.</text:p>
        </text:list-item>
      </text:list>
      <text:h text:style-name="P19" text:outline-level="6">A Temple?</text:h>
      <text:h text:style-name="P46" text:outline-level="7">2 Thessalonians 2:4<text:span text:style-name="T90"> (temple)</text:span></text:h>
      <text:p text:style-name="P48"><text:span text:style-name="T91">4.</text:span><text:span text:style-name="T92"> </text:span><text:span text:style-name="T93">who opposes and exalts himself</text:span><text:span text:style-name="T94"> above [fn]every so-called god or object of worship, so that he takes his seat </text:span><text:span text:style-name="T93">in the [fn]sanctuary of God</text:span><text:span text:style-name="T94">, exhibiting himself as being God.</text:span></text:p>
      <text:list text:style-name="L15">
        <text:list-item>
          <text:p text:style-name="P49"><text:span text:style-name="T90">This d</text:span><text:span text:style-name="T92">oes </text:span><text:span text:style-name="T95">not</text:span><text:span text:style-name="T92"> mention the </text:span><text:span text:style-name="T95">beast</text:span><text:span text:style-name="T92"> or </text:span><text:span text:style-name="T95">antichrist</text:span><text:span text:style-name="T92">, but does mention a </text:span><text:span text:style-name="T95">man of lawlessness</text:span><text:span text:style-name="T92">, whom many Christians equate to antichrist/beast in Revelation. There is nothing in the passage which necessitates that interpretation.</text:span><text:span text:style-name="T90"> </text:span><text:span text:style-name="T92">Many rulers, including Roman Catholic popes have done what v4 in 2 Thess says.</text:span></text:p>
        </text:list-item>
        <text:list-item>
          <text:p text:style-name="P50">Nowhere does Paul mention the temple of Jerusalem as the temple of God - he only calls those in Christ the temple of God, so there is no Biblical reason to assert 2 Thessalonians 2:4 is speaking of a brick and mortar temple.</text:p>
          <text:list>
            <text:list-item>
              <text:p text:style-name="P51">Passages where the temple of God is those in Christ: </text:p>
            </text:list-item>
          </text:list>
        </text:list-item>
      </text:list>
      <text:h text:style-name="P46" text:outline-level="7">1 Corinthians 3:16-17<text:span text:style-name="T96"> (You are God's Temple - Individually)</text:span></text:h>
      <text:p text:style-name="P52"><text:span text:style-name="T97">16.</text:span><text:span text:style-name="T98"> Do you not know that </text:span><text:span text:style-name="T99">you[fn] are God’s temple</text:span><text:span text:style-name="T98"> and that God’s Spirit dwells in you?<text:line-break/></text:span><text:span text:style-name="T97">17. </text:span><text:span text:style-name="T98">If anyone destroys God’s temple, God will destroy him. For God’s temple is holy, and </text:span><text:span text:style-name="T99">you are that temple</text:span><text:span text:style-name="T98">.</text:span></text:p>
      <text:h text:style-name="P46" text:outline-level="7">2 Corinthians 6:16<text:span text:style-name="T96"> (We are the temple of God - Corporately)</text:span></text:h>
      <text:p text:style-name="P52"><text:span text:style-name="T100">16.</text:span><text:span text:style-name="T96"> </text:span><text:span text:style-name="T16">What agreement has </text:span><text:span text:style-name="T10">the temple of God</text:span><text:span text:style-name="T16"> with idols? For </text:span><text:span text:style-name="T10">we are the temple</text:span><text:span text:style-name="T16"> of the living God; as God said,</text:span><text:span text:style-name="T98"> </text:span><text:span text:style-name="T16">“I will make </text:span><text:span text:style-name="T10">my dwelling among them</text:span><text:span text:style-name="T16"> and walk among them,<text:line-break/>and I will be their God,</text:span><text:span text:style-name="T98"> </text:span><text:span text:style-name="T16">and they shall be my people.</text:span></text:p>
      <text:h text:style-name="P46" text:outline-level="7">Ephesians 2:21<text:span text:style-name="T96"> (Holy Temple - Corporately)</text:span></text:h>
      <text:p text:style-name="P53"><text:span text:style-name="T6">21.</text:span><text:span text:style-name="T101"> </text:span><text:span text:style-name="T16">in whom the whole structure, being joined together, grows into </text:span><text:span text:style-name="T10">a holy temple in the Lord</text:span><text:span text:style-name="T16">.</text:span></text:p>
      <text:h text:style-name="P19" text:outline-level="6"><text:span text:style-name="Strong_20_Emphasis">What is the Abomination?</text:span></text:h>
      <text:h text:style-name="P46" text:outline-level="7"><text:span text:style-name="Strong_20_Emphasis">Mark 13:14 (standing where it should not be)</text:span></text:h>
      <text:p text:style-name="P54"><text:span text:style-name="Strong_20_Emphasis"><text:span text:style-name="T6">14.</text:span></text:span><text:span text:style-name="Strong_20_Emphasis"><text:span text:style-name="T102"> "But when you see the </text:span></text:span><text:span text:style-name="Strong_20_Emphasis"><text:span text:style-name="T28">ABOMINATION OF DESOLATION standing where it should not be</text:span></text:span><text:span text:style-name="Strong_20_Emphasis"><text:span text:style-name="T102"> (let the reader understand), then those who are in Judea must flee to the mountains.</text:span></text:span></text:p>
      <text:h text:style-name="P46" text:outline-level="7"><text:span text:style-name="Strong_20_Emphasis">Matthew 24:15</text:span><text:span text:style-name="Strong_20_Emphasis"><text:span text:style-name="T103"> (spoken of by Daniel)</text:span></text:span></text:h>
      <text:p text:style-name="P54"><text:span text:style-name="Strong_20_Emphasis"><text:span text:style-name="T104">15.</text:span></text:span><text:span text:style-name="Strong_20_Emphasis"><text:span text:style-name="T105"> “So when you see the </text:span></text:span><text:span text:style-name="Strong_20_Emphasis"><text:span text:style-name="T106">abomination of desolation</text:span></text:span><text:span text:style-name="Strong_20_Emphasis"><text:span text:style-name="T105"> </text:span></text:span><text:span text:style-name="Strong_20_Emphasis"><text:span text:style-name="T106">spoken of by the prophet Daniel</text:span></text:span><text:span text:style-name="Strong_20_Emphasis"><text:span text:style-name="T105">, </text:span></text:span><text:span text:style-name="Strong_20_Emphasis"><text:span text:style-name="T106">standing</text:span></text:span><text:span text:style-name="Strong_20_Emphasis"><text:span text:style-name="T105"> in the holy place (let the reader understand),</text:span></text:span></text:p>
      <text:list text:style-name="L16">
        <text:list-item>
          <text:p text:style-name="P55"><text:span text:style-name="Strong_20_Emphasis"><text:span text:style-name="T107">"standing in the holy place" may seem most probably to refer to a place in the physical temple in Jerusalem, but we are told to look at the prophet Daniel.</text:span></text:span></text:p>
        </text:list-item>
        <text:list-item>
          <text:p text:style-name="P55"><text:span text:style-name="Strong_20_Emphasis"><text:span text:style-name="T108">This passage clearly speaks of the temple's destruction. Daniel's only reference to the temple being destroyed in Daniel 9:27</text:span></text:span><text:span text:style-name="Strong_20_Emphasis"><text:span text:style-name="T107">. So why would we link this to any other passage in Daniel when </text:span></text:span><text:soft-page-break/><text:span text:style-name="Strong_20_Emphasis"><text:span text:style-name="T107">only chapter 9 speaks of Jesus who makes the covenant with the many and the destruction of the temple?</text:span></text:span></text:p>
        </text:list-item>
      </text:list>
      <text:h text:style-name="P46" text:outline-level="7"><text:span text:style-name="Strong_20_Emphasis">Daniel 9:27</text:span><text:span text:style-name="Strong_20_Emphasis"><text:span text:style-name="T109"> (on the wing of)</text:span></text:span></text:h>
      <text:p text:style-name="P54"><text:span text:style-name="Strong_20_Emphasis"><text:span text:style-name="T110">27.</text:span></text:span><text:span text:style-name="Strong_20_Emphasis"><text:span text:style-name="T108"> </text:span></text:span><text:span text:style-name="Strong_20_Emphasis"><text:span text:style-name="T111">And he shall make a strong covenant with many for one week,[fn] and for half of the week he shall put an end to sacrifice and offering. And </text:span></text:span><text:span text:style-name="Strong_20_Emphasis"><text:span text:style-name="T112">on the wing of </text:span></text:span><text:span text:style-name="Strong_20_Emphasis"><text:span text:style-name="T111">abominations shall come one who makes desolate, until the decreed end is poured out on the desolator.”</text:span></text:span></text:p>
      <text:list text:style-name="L17">
        <text:list-item>
          <text:p text:style-name="P56"><text:span text:style-name="Strong_20_Emphasis"><text:span text:style-name="T108">Jesus made the covenant with the many, and was cut off in the middle of the 70th week.</text:span></text:span></text:p>
        </text:list-item>
        <text:list-item>
          <text:p text:style-name="P57"><text:span text:style-name="Strong_20_Emphasis"><text:span text:style-name="T112">on the wing of</text:span></text:span><text:span text:style-name="Strong_20_Emphasis"><text:span text:style-name="T108">: </text:span></text:span><text:span text:style-name="Strong_20_Emphasis"><text:span text:style-name="T112">wing</text:span></text:span><text:span text:style-name="Strong_20_Emphasis"><text:span text:style-name="T108"> is Greek:</text:span></text:span><text:bookmark text:name="yui-gen52 Copy 1"/><text:span text:style-name="Emphasis"><text:span text:style-name="T113">kānāp̄</text:span></text:span><text:span text:style-name="Strong_20_Emphasis"><text:span text:style-name="T108"> , which can mean the extremity, skirt, or corner of something (as a garment). Was the Roman army not on the outskirts of Jerusalem, standing where it should not be? Were they standing? It's very probable that human armies use legs and stand (unlikely they would crawl the whole way).</text:span></text:span><text:span text:style-name="Strong_20_Emphasis"><text:span text:style-name="T107"> On the outer edge of the city shall come one who makes desolate.</text:span></text:span></text:p>
        </text:list-item>
      </text:list>
      <text:h text:style-name="P46" text:outline-level="7"><text:span text:style-name="Strong_20_Emphasis"><text:span text:style-name="T114">Other examples of Greek:kanap</text:span></text:span><text:span text:style-name="Strong_20_Emphasis"><text:span text:style-name="T115"> (outer extremity)</text:span></text:span></text:h>
      <text:h text:style-name="P58" text:outline-level="8"><text:span text:style-name="Strong_20_Emphasis">Isaiah 11:12</text:span></text:h>
      <text:p text:style-name="P48"><text:span text:style-name="Strong_20_Emphasis"><text:span text:style-name="T116">12.</text:span></text:span><text:span text:style-name="Strong_20_Emphasis"><text:span text:style-name="T117"> </text:span></text:span><text:span text:style-name="Strong_20_Emphasis"><text:span text:style-name="T118">He will raise a signal for the nations and will assemble the banished of Israel, and gather the dispersed of Judah from the four </text:span></text:span><text:span text:style-name="Strong_20_Emphasis"><text:span text:style-name="T119">corners</text:span></text:span><text:span text:style-name="Strong_20_Emphasis"><text:span text:style-name="T118"> </text:span></text:span><text:span text:style-name="Strong_20_Emphasis"><text:span text:style-name="T120">(kanaph)</text:span></text:span><text:span text:style-name="Strong_20_Emphasis"><text:span text:style-name="T118"> </text:span></text:span><text:span text:style-name="Strong_20_Emphasis"><text:span text:style-name="T119">of the earth</text:span></text:span><text:span text:style-name="Strong_20_Emphasis"><text:span text:style-name="T118">.</text:span></text:span></text:p>
      <text:h text:style-name="P58" text:outline-level="8"><text:span text:style-name="Strong_20_Emphasis">Job 37:3, 38:13</text:span></text:h>
      <text:p text:style-name="P48"><text:span text:style-name="Strong_20_Emphasis"><text:span text:style-name="T117">3</text:span></text:span><text:span text:style-name="Strong_20_Emphasis"><text:span text:style-name="T116">.</text:span></text:span><text:span text:style-name="Strong_20_Emphasis"><text:span text:style-name="T118"> Under the whole heaven he lets it go, and his lightning to the </text:span></text:span><text:span text:style-name="Strong_20_Emphasis"><text:span text:style-name="T119">corners</text:span></text:span><text:span text:style-name="Strong_20_Emphasis"><text:span text:style-name="T118"> </text:span></text:span><text:span text:style-name="Strong_20_Emphasis"><text:span text:style-name="T120">(kanaph)</text:span></text:span><text:span text:style-name="Strong_20_Emphasis"><text:span text:style-name="T118"> </text:span></text:span><text:span text:style-name="Strong_20_Emphasis"><text:span text:style-name="T119">of the earth</text:span></text:span><text:span text:style-name="Strong_20_Emphasis"><text:span text:style-name="T118">.<text:line-break/></text:span></text:span><text:span text:style-name="Strong_20_Emphasis"><text:span text:style-name="T121">13</text:span></text:span><text:span text:style-name="Strong_20_Emphasis"><text:span text:style-name="T122">.</text:span></text:span><text:span text:style-name="Strong_20_Emphasis"><text:span text:style-name="T117"> </text:span></text:span><text:span text:style-name="Strong_20_Emphasis"><text:span text:style-name="T118">That it might take hold of the </text:span></text:span><text:span text:style-name="Strong_20_Emphasis"><text:span text:style-name="T119">skirts</text:span></text:span><text:span text:style-name="Strong_20_Emphasis"><text:span text:style-name="T118"> </text:span></text:span><text:span text:style-name="Strong_20_Emphasis"><text:span text:style-name="T120">(kanaph)</text:span></text:span><text:span text:style-name="Strong_20_Emphasis"><text:span text:style-name="T118"> </text:span></text:span><text:span text:style-name="Strong_20_Emphasis"><text:span text:style-name="T119">of the earth</text:span></text:span><text:span text:style-name="Strong_20_Emphasis"><text:span text:style-name="T118">, and the wicked be shaken out of it?</text:span></text:span></text:p>
      <text:h text:style-name="P46" text:outline-level="7"><text:span text:style-name="Strong_20_Emphasis">Ezekiel 7:2</text:span></text:h>
      <text:p text:style-name="P48"><text:span text:style-name="Strong_20_Emphasis"><text:span text:style-name="T117">7. </text:span></text:span><text:span text:style-name="Strong_20_Emphasis"><text:span text:style-name="T118">And you, O son of man, thus says the Lord God to the land of Israel: An end! The end has come upon the four </text:span></text:span><text:span text:style-name="Strong_20_Emphasis"><text:span text:style-name="T119">corners</text:span></text:span><text:span text:style-name="Strong_20_Emphasis"><text:span text:style-name="T118"> </text:span></text:span><text:span text:style-name="Strong_20_Emphasis"><text:span text:style-name="T120">(kanaph)</text:span></text:span><text:span text:style-name="Strong_20_Emphasis"><text:span text:style-name="T118"> </text:span></text:span><text:span text:style-name="Strong_20_Emphasis"><text:span text:style-name="T119">of the land</text:span></text:span><text:span text:style-name="Strong_20_Emphasis"><text:span text:style-name="T118">."</text:span></text:span></text:p>
      <text:h text:style-name="P58" text:outline-level="8"><text:span text:style-name="Strong_20_Emphasis">Isaiah 24:16</text:span></text:h>
      <text:p text:style-name="P48"><text:span text:style-name="Strong_20_Emphasis"><text:span text:style-name="T123">16.</text:span></text:span><text:span text:style-name="Strong_20_Emphasis"><text:span text:style-name="T124"> </text:span></text:span><text:span text:style-name="Strong_20_Emphasis"><text:span text:style-name="T125">From the ends</text:span></text:span><text:span text:style-name="Strong_20_Emphasis"><text:span text:style-name="T118"> </text:span></text:span><text:span text:style-name="Strong_20_Emphasis"><text:span text:style-name="T120">(kanaph)</text:span></text:span><text:span text:style-name="Strong_20_Emphasis"><text:span text:style-name="T124"> of the earth we hear songs of praise, of glory to the Righteous One.<text:line-break/>But I say, “I waste away, I waste away. Woe is me!<text:line-break/>For the traitors have betrayed, with betrayal the traitors have betrayed.”</text:span></text:span></text:p>
      <text:h text:style-name="P58" text:outline-level="8"><text:span text:style-name="Strong_20_Emphasis">1 Samuel 15:27</text:span></text:h>
      <text:p text:style-name="P48"><text:span text:style-name="Strong_20_Emphasis"><text:span text:style-name="T123">27.</text:span></text:span><text:span text:style-name="Strong_20_Emphasis"><text:span text:style-name="T118"> "As Samuel turned to go away, Saul seized </text:span></text:span><text:span text:style-name="Strong_20_Emphasis"><text:span text:style-name="T119">the skirt</text:span></text:span><text:span text:style-name="Strong_20_Emphasis"><text:span text:style-name="T118"> </text:span></text:span><text:span text:style-name="Strong_20_Emphasis"><text:span text:style-name="T120">(kanaph)</text:span></text:span><text:span text:style-name="Strong_20_Emphasis"><text:span text:style-name="T118"> </text:span></text:span><text:span text:style-name="Strong_20_Emphasis"><text:span text:style-name="T119">of</text:span></text:span><text:span text:style-name="Strong_20_Emphasis"><text:span text:style-name="T118"> his robe, and it tore."</text:span></text:span></text:p>
      <text:p text:style-name="P48"><text:span text:style-name="Strong_20_Emphasis"><text:span text:style-name="T118"/></text:span></text:p>
      <text:h text:style-name="P58" text:outline-level="8"><text:span text:style-name="Strong_20_Emphasis">1 Samuel 24:4-5</text:span></text:h>
      <text:p text:style-name="P48"><text:span text:style-name="Strong_20_Emphasis"><text:span text:style-name="T126">4-5.</text:span></text:span><text:span text:style-name="Strong_20_Emphasis"><text:span text:style-name="T118"> And the men of David said to him, “Here is the day of which the LORD said to you, ‘Behold, I will give your enemy into your hand, and you shall do to him as it shall seem good to you.’” Then David arose and stealthily cut off </text:span></text:span><text:span text:style-name="Strong_20_Emphasis"><text:span text:style-name="T119">a corner of</text:span></text:span><text:span text:style-name="Strong_20_Emphasis"><text:span text:style-name="T127"> </text:span></text:span><text:span text:style-name="Strong_20_Emphasis"><text:span text:style-name="T120">(kanaph)</text:span></text:span><text:span text:style-name="Strong_20_Emphasis"><text:span text:style-name="T118"> Saul’s robe.</text:span></text:span><text:span text:style-name="Strong_20_Emphasis"><text:span text:style-name="T128"> And afterward David’s heart struck him, because he had cut off </text:span></text:span><text:span text:style-name="Strong_20_Emphasis"><text:span text:style-name="T127">a corner of </text:span></text:span><text:span text:style-name="Strong_20_Emphasis"><text:span text:style-name="T120">(kanaph)</text:span></text:span><text:span text:style-name="Strong_20_Emphasis"><text:span text:style-name="T128"> Saul’s robe.</text:span></text:span></text:p>
      <text:h text:style-name="P13" text:outline-level="4"><text:soft-page-break/><text:span text:style-name="Strong_20_Emphasis">v21 Then Flee</text:span></text:h>
      <text:p text:style-name="P6"><text:span text:style-name="Strong_20_Emphasis"><text:span text:style-name="T1">21.</text:span></text:span> <text:span text:style-name="T10">Then</text:span> let those who are in Judea <text:span text:style-name="T10">flee</text:span> to the mountains, and let those who are inside the city depart, and let not those who are out in the country enter it,</text:p>
      <text:list text:style-name="L18">
        <text:list-item>
          <text:p text:style-name="P59">Flee to the mountains from Judea, depart the city, and do not enter it; this escape advice fits a local judgment, not the world's end, and the early <text:span text:style-name="T129">Christian Jews </text:span>did flee before the Romans arrived, as recorded by Eusebius, escaping the judgment by obeying Jesus.</text:p>
        </text:list-item>
        <text:list-item>
          <text:p text:style-name="P60">This is the parallel of <text:line-break/><text:span text:style-name="T6">Matthew 24:15<text:line-break/>15.</text:span><text:span text:style-name="T16"> “Therefore when you see the </text:span><text:span text:style-name="T10">ABOMINATION OF DESOLATION</text:span><text:span text:style-name="T16"> which was spoken of through Daniel the prophet, standing in the holy place (let the reader understand),</text:span></text:p>
        </text:list-item>
        <text:list-item>
          <text:p text:style-name="P61"><text:span text:style-name="T6">Luke 21</text:span> seems to focus on what happens to the <text:span text:style-name="T6">city</text:span>.<text:line-break/><text:span text:style-name="T6">Matthew 24</text:span> seems to focus on what happens to the <text:span text:style-name="T6">temple</text:span>.</text:p>
        </text:list-item>
        <text:list-item>
          <text:p text:style-name="P61">It could also be that Luke as a Gentile writer translates the "abomination of desolation" hebraism into something a Gentile as Theophilus could understand.</text:p>
        </text:list-item>
        <text:list-item>
          <text:p text:style-name="P60">v21 – In both Matthew 24 and here, Jesus tells His disciples to flee when this abomination event happens.</text:p>
        </text:list-item>
        <text:list-item>
          <text:p text:style-name="P62">If you put <text:span text:style-name="T6">Matthew 24</text:span>, <text:span text:style-name="T6">Mark 13</text:span>, and <text:span text:style-name="T6">Luke 21</text:span> side-by-side, you'll see what things are parallel to what things.</text:p>
        </text:list-item>
      </text:list>
      <text:h text:style-name="P13" text:outline-level="4"><text:span text:style-name="Strong_20_Emphasis">v22 Days of Vengeance</text:span></text:h>
      <text:p text:style-name="P6"><text:span text:style-name="Strong_20_Emphasis"><text:span text:style-name="T1">22.</text:span></text:span> for these are days of vengeance, to fulfill all that is written.</text:p>
      <text:list text:style-name="L19">
        <text:list-item>
          <text:p text:style-name="P63">These are days of vengeance fulfilling all written, avenging the blood of the prophets and especially Jesus, as the city did not recognize the day of visitation; this suggests most Old Testament prophecies, or at least the vast majority, were fulfilled by AD 70, including promises about Christ's first coming and falls of other nations, with the destruction of Jerusalem as the last major fulfillment, though "all" can be hyperbole allowing some exceptions.</text:p>
        </text:list-item>
        <text:list-item>
          <text:p text:style-name="P64"><text:span text:style-name="T10">these are days of vengeance –</text:span> <text:span text:style-name="T130">God is avenging the death of the prophets and of His Son, </text:span><text:span text:style-name="T131">and because they did not recognize the day of their visitation.</text:span></text:p>
        </text:list-item>
      </text:list>
      <text:p text:style-name="P48"><text:span text:style-name="T132">Luke 21:20-24</text:span><text:span text:style-name="T133"> is a parallel passage to </text:span><text:span text:style-name="T132">Matthew 24:15-22</text:span><text:span text:style-name="T134">, </text:span><text:span text:style-name="T135">where Jesus ties the fleeing to the mountains as the days of vengeance which were prophesied from 1000's of years earlier.</text:span></text:p>
      <text:h text:style-name="P19" text:outline-level="6"><text:span text:style-name="T10">the days of vengeance </text:span><text:span text:style-name="T136">for what?</text:span></text:h>
      <text:list xml:id="list1419299700" text:style-name="L20">
        <text:list-item text:start-value="1">
          <text:p text:style-name="P65">Killing Messiah.<text:span text:style-name="T137"> What else worse than that would Jerusalem be judged for in AD 70?</text:span></text:p>
        </text:list-item>
        <text:list-item>
          <text:p text:style-name="P66">All things that were written concerning this event</text:p>
        </text:list-item>
      </text:list>
      <text:h text:style-name="P46" text:outline-level="7">Luke 4:18 <text:span text:style-name="T138">(acceptable year of the LORD)</text:span></text:h>
      <text:p text:style-name="P67"><text:span text:style-name="T6">18. </text:span><text:span text:style-name="T16">“The Spirit of the LORD is upon Me,<text:line-break/>Because He has anointed Me<text:line-break/></text:span><text:soft-page-break/><text:span text:style-name="T16">To preach the gospel to the poor;<text:line-break/>He has sent Me to heal the brokenhearted,[fn]<text:line-break/>To proclaim liberty to the captives<text:line-break/>And recovery of sight to the blind,<text:line-break/>To set at liberty those who are oppressed;</text:span><text:line-break/><text:span text:style-name="T6">19. </text:span><text:span text:style-name="T16">To proclaim</text:span><text:span text:style-name="T10"> the acceptable year of the LORD</text:span><text:span text:style-name="T16">.”[fn]</text:span></text:p>
      <text:list text:continue-numbering="true" text:style-name="L20">
        <text:list-item text:start-value="1">
          <text:p text:style-name="P68"><text:span text:style-name="T139">Jesus read this from </text:span><text:span text:style-name="T140">Isaiah 61:1-2 </text:span><text:span text:style-name="T139">in a synagogue.<text:line-break/></text:span><text:span text:style-name="T136">He stopped right before the next line.<text:line-break/>Why?</text:span></text:p>
        </text:list-item>
        <text:list-item>
          <text:p text:style-name="P69"><text:span text:style-name="T1">Because He would not announce </text:span><text:span text:style-name="T141">the day of vengeance</text:span><text:span text:style-name="T1"> until this Olivet Discourse in </text:span><text:span text:style-name="T14">Matthew 24</text:span><text:span text:style-name="T1">, after He was rejected.</text:span><text:span text:style-name="T142"> In principle, Jesus gave yet another chance for repentance. They were not willing (</text:span><text:span text:style-name="T143">Matthew 23:37</text:span><text:span text:style-name="T142">) to repent.</text:span><text:span text:style-name="T1"><text:line-break/>The 1st century Jews had a chance – they blew it.</text:span></text:p>
        </text:list-item>
        <text:list-item>
          <text:p text:style-name="P65">Recall John the Baptist saying axe was already laid at the root.<text:line-break/>The only way to have turned the judgment of Jerusalem around would have been for the jewish nation to repent.</text:p>
        </text:list-item>
        <text:list-item>
          <text:p text:style-name="P68">Jesus proclaimed both <text:span text:style-name="T10">the acceptable year </text:span>and <text:span text:style-name="T10">day of vengeance </text:span>to those in the 1st century. He applies both to <text:a xlink:type="simple" xlink:href="#33.24.3.25.v34 – this generation|outline" text:style-name="Internet_20_link" text:visited-style-name="Visited_20_Internet_20_Link"><text:span text:style-name="T138">this</text:span> generation</text:a>, not a future one.</text:p>
        </text:list-item>
      </text:list>
      <text:h text:style-name="P13" text:outline-level="4"><text:span text:style-name="Strong_20_Emphasis">v23 difficulties – especially if pregnant</text:span></text:h>
      <text:p text:style-name="P6"><text:span text:style-name="Strong_20_Emphasis"><text:span text:style-name="T1">23.</text:span></text:span> Alas for women who are pregnant and for those who are nursing infants in those days! For there will be <text:span text:style-name="T10">great distress upon the earth</text:span> and wrath against this people.</text:p>
      <text:list xml:id="list3621783582" text:style-name="L21">
        <text:list-item>
          <text:p text:style-name="P70">Woe to pregnant and nursing women due to the distress of travel in those conditions, not because God is angry at them but because fleeing is hard; pray it not be in winter or on the Sabbath, when gates are shut and provisions unavailable; great distress in the land (Israel) and wrath on this people (Jews), paralleling Matthew's great tribulation as a local event on Israel, not worldwide, such as none has been or will be, interpreted here as upon the land and people of Israel.</text:p>
        </text:list-item>
      </text:list>
      <text:h text:style-name="P14" text:outline-level="5">great distress upon<text:span text:style-name="T79"> the land</text:span></text:h>
      <text:list text:continue-numbering="true" text:style-name="L21">
        <text:list-item text:start-value="1">
          <text:p text:style-name="P71"><text:span text:style-name="T14">the land</text:span><text:span text:style-name="T1"> – Israel.</text:span><text:span text:style-name="T144"> (the land/earth is Greek:ge, which can mean the land or the earth)</text:span><text:span text:style-name="T1"><text:line-break/></text:span><text:span text:style-name="T14">This people</text:span><text:span text:style-name="T1"> – the Jews</text:span><text:span text:style-name="T144"> (hardly contextual to say this is the whole earth)</text:span><text:span text:style-name="T1"><text:line-break/>This is </text:span><text:span text:style-name="T145">not</text:span><text:span text:style-name="T1"> a </text:span><text:span text:style-name="T145">worldwide</text:span><text:span text:style-name="T1"> tribulation describe</text:span><text:span text:style-name="T144">d</text:span><text:span text:style-name="T1">.<text:line-break/></text:span><text:span text:style-name="T14">Matthew 24:21</text:span><text:span text:style-name="T1"> is being paralleled<text:line-break/></text:span><text:span text:style-name="T14">21.</text:span><text:span text:style-name="T1"> </text:span><text:span text:style-name="T16">“For then there will be a great tribulation, such as has not occurred since the beginning of the world until now, nor ever will.</text:span></text:p>
        </text:list-item>
        <text:list-item>
          <text:p text:style-name="P72">Luke's account tells us that the great tribulation Jesus spoke of happens in the land of Israel to the Jews<text:span text:style-name="T146">, in "this generation"</text:span>.</text:p>
        </text:list-item>
      </text:list>
      <text:h text:style-name="P13" text:outline-level="4"><text:soft-page-break/><text:span text:style-name="Strong_20_Emphasis">v24 Until times of the Gentiles Fulfilled</text:span></text:h>
      <text:p text:style-name="P6"><text:span text:style-name="Strong_20_Emphasis"><text:span text:style-name="T1">24.</text:span></text:span> They will fall by the edge of the sword and be led captive among all nations, and Jerusalem will be trampled underfoot by the Gentiles <text:span text:style-name="T10">until the times of the Gentiles are fulfilled</text:span>.</text:p>
      <text:h text:style-name="P14" text:outline-level="5">until the times of the Gentiles are fulfilled</text:h>
      <text:list xml:id="list2205265781" text:style-name="L22">
        <text:list-item>
          <text:p text:style-name="P73">This is not a self-explanator<text:span text:style-name="T146">y</text:span> phrase, nor is it found elsewhere in scripture with which we could compare with. We have to guess what it means.</text:p>
        </text:list-item>
        <text:list-item>
          <text:p text:style-name="P73">Until the temple was destoyed, the Jews were the focal point of God's dealings.<text:line-break/>After that, the Gentile evangelistic mission has expanded.</text:p>
        </text:list-item>
      </text:list>
      <text:h text:style-name="P19" text:outline-level="6">Romans 11:25</text:h>
      <text:p text:style-name="P74"><text:span text:style-name="T6">25. </text:span><text:span text:style-name="T16">Lest you be wise in your own sight, I do not want you to be unaware of this mystery, brothers:[fn] a </text:span><text:span text:style-name="T10">partial hardening</text:span><text:span text:style-name="T16"> </text:span><text:span text:style-name="T10">has come upon Israel, until the fullness of the Gentiles has come in</text:span><text:span text:style-name="T16">.</text:span></text:p>
      <text:list text:continue-numbering="true" text:style-name="L22">
        <text:list-item text:start-value="1">
          <text:p text:style-name="P75"><text:span text:style-name="T6">Compare:<text:line-break/>Luke: </text:span><text:span text:style-name="T70">Jerusalem will be trampled underfoot by the Gentiles </text:span><text:span text:style-name="T46">until the times of the Gentiles are fulfilled<text:line-break/></text:span><text:span text:style-name="T6">Romans: </text:span><text:span text:style-name="T16">a </text:span><text:span text:style-name="T10">partial hardening</text:span><text:span text:style-name="T16"> </text:span><text:span text:style-name="T10">has come upon Israel, until the fullness of the Gentiles has come in</text:span></text:p>
        </text:list-item>
        <text:list-item>
          <text:p text:style-name="P76">We aren't guaranteed that the 'fullness of the Gentiles' spoken of by Paul is the same thing spoken of here.</text:p>
          <text:list>
            <text:list-item>
              <text:p text:style-name="P75">In Luke, Jerusalem was trampled by the Gentile Roman armies. Only then was the Earth ripe for the gospel to go forth in the way God intended it to.</text:p>
            </text:list-item>
            <text:list-item>
              <text:p text:style-name="P75">In Romans, part of ethnic Israel was hardened. AD 70 destroyed the obstacles keeping the fullness of the Gentiles from coming in.</text:p>
              <text:list>
                <text:list-item>
                  <text:p text:style-name="P75">In Romans 11, we expose the absurdity of thinking the passages speaks of eschatology, since it undermines the apostle Paul's defense of God keeping His promises to Israel.</text:p>
                </text:list-item>
              </text:list>
            </text:list-item>
            <text:list-item>
              <text:p text:style-name="P77">Is this still going on<text:span text:style-name="T147"> fullness of the Gentiles still ongoing</text:span>? <text:span text:style-name="T148">(Church age?)<text:line-break/></text:span><text:span text:style-name="T147">It's not impossible.</text:span></text:p>
            </text:list-item>
            <text:list-item>
              <text:p text:style-name="P78">Or, the Romans did the trampling, and it's over.<text:line-break/>There remains no earthly temple and the obstacles in Jerusalem that was hardening a portion of national Israel. In fact, the nation was destroyed. And, as usual - God regathers the faithful remnant, except this time it's to the Mighty God.<text:span text:style-name="T149"> This is the second Exodus that the scripture spoke of.</text:span></text:p>
            </text:list-item>
            <text:list-item>
              <text:p text:style-name="P79">Since the end of this prophecy is the destruciton fo Jerusalem, that makes it less likely this times of the Gentiles extends past the AD 70 timeline.<text:line-break/>Even if it does, it is a nebulous phrase by which <text:span text:style-name="T150">one who demands a future application is using too little to prove too much. The text itself does not demand it.</text:span></text:p>
            </text:list-item>
          </text:list>
        </text:list-item>
      </text:list>
      <text:h text:style-name="P5" text:outline-level="3"><text:soft-page-break/>v<text:span text:style-name="T1">25-28 </text:span>The Coming of the Son of Man</text:h>
      <text:p text:style-name="P6"><text:span text:style-name="Strong_20_Emphasis"><text:span text:style-name="T1">25.</text:span></text:span> “And there will be signs in sun and moon and stars, and on the earth distress of nations in perplexity because of the roaring of the sea and the waves,<text:line-break/><text:span text:style-name="Strong_20_Emphasis"><text:span text:style-name="T1">26.</text:span></text:span> people fainting with fear and with foreboding of what is coming on the world. For the powers of the heavens will be shaken.<text:line-break/><text:span text:style-name="Strong_20_Emphasis"><text:span text:style-name="T1">27.</text:span></text:span> And then they will see the Son of Man coming in a cloud with power and great glory.<text:line-break/><text:span text:style-name="Strong_20_Emphasis"><text:span text:style-name="T1">28.</text:span></text:span> Now when these things begin to take place, straighten up and raise your heads, because your redemption is drawing near.”</text:p>
      <text:list xml:id="list2350476429" text:style-name="L23">
        <text:list-item>
          <text:p text:style-name="P80">Signs in sun, moon, stars, and earthly distress with nations in perplexity and roaring seas; these use prophetic imagery for the downfall of empires, like sun darkened and moon to blood in Matthew's parallel, common in Old Testament for falls of Babylon, Edom, Tyre, Assyria, Egypt—not literal cosmic events but symbolic of judgment; Josephus records literal signs like the sword-star and cloud soldiers before AD 70.</text:p>
        </text:list-item>
      </text:list>
      <text:h text:style-name="P13" text:outline-level="4"><text:span text:style-name="T151">v25-26 </text:span>Heavenly Signs</text:h>
      <text:list text:continue-numbering="true" text:style-name="L23">
        <text:list-item>
          <text:p text:style-name="P81">See Matthew 24 commentary for details – there were both literal signs in the heavens recorded by Josephus. Also, if this is meant to be understood in the Old Testament, prophetic langauge, which Jesus did use, this could also be figurative language describing the destruction of a nation or political power.</text:p>
        </text:list-item>
        <text:list-item>
          <text:p text:style-name="P80">People faint from fear of coming events on the earth, heavens shaken; symbolic of great upheaval in judgment, paralleled in prophets for non-literal events like heavens rolled up as a scroll; if taken literally, could refer to future, but fits <text:span text:style-name="T149">the </text:span>AD 70 context.</text:p>
        </text:list-item>
      </text:list>
      <text:p text:style-name="P6"/>
      <text:h text:style-name="P13" text:outline-level="4">v<text:span text:style-name="T152">2</text:span>7 See Son of Man Coming in a Cloud</text:h>
      <text:list text:style-name="L24">
        <text:list-item>
          <text:p text:style-name="P82">Seeing the Son of Man coming in a cloud with power and glory; this Hebrew idiom means judgment through agents like Roman armies, as in Isaiah 19 where God comes on a cloud to Egypt via Assyrians as His tool, not a literal visible coming but figurative for divine judgment; could be second coming if times of Gentiles span to then, but language matches Old Testament non-second-coming judgments.</text:p>
        </text:list-item>
      </text:list>
      <text:h text:style-name="P14" text:outline-level="5">SON OF MAN COMING IN A CLOUD</text:h>
      <text:list text:style-name="L25">
        <text:list-item>
          <text:p text:style-name="P83"><text:span text:style-name="T153">See Matthew 24:</text:span><text:span text:style-name="T154">30</text:span><text:span text:style-name="T153"> commentary </text:span><text:span text:style-name="T154">for the full explanation.</text:span></text:p>
        </text:list-item>
        <text:list-item>
          <text:p text:style-name="P83">v5-6 has Jesus' disciples asking Him <text:span text:style-name="T155">when</text:span> the <text:span text:style-name="T155">temple</text:span> <text:span text:style-name="T155">destruction</text:span> would be.<text:line-break/>Therefore the context most strongly indicates <text:span text:style-name="T155">Jesus is responding to the question He was asked</text:span>, which would <text:span text:style-name="T155">not</text:span> be His <text:span text:style-name="T155">2nd coming</text:span>, but a coming in judgment.</text:p>
        </text:list-item>
        <text:list-item>
          <text:p text:style-name="P84">Recall that Jesus did not yet tell them about His 2nd coming.<text:line-break/>In fact, they have any idea that Jesus was leaving until right before He ascended.<text:line-break/>So thinking the disciples were asking Jesus about His 2nd coming would add a context which <text:soft-page-break/>does not exist.<text:line-break/><text:span text:style-name="T156">We cannot add our future knowledge to what the disciples knew at that point in time.</text:span></text:p>
        </text:list-item>
        <text:list-item>
          <text:p text:style-name="P85">The disciples could have maybe thought that the temple destruction would be the end of the world, but they didn't yet equate that with Jesus leaving and comi<text:span text:style-name="T157">ng</text:span> back either.</text:p>
        </text:list-item>
      </text:list>
      <text:h text:style-name="P13" text:outline-level="4">v28 Your Redemption is Drawing Near</text:h>
      <text:list text:style-name="L26">
        <text:list-item>
          <text:p text:style-name="P86">When these begin, look up as redemption draws near; encouragement for believers amid the judgment, as they escape by heeding signs, surviving to stand before the Son of Man.</text:p>
        </text:list-item>
        <text:list-item>
          <text:p text:style-name="P87">The Jewish Christians were being relieved of a huge persecution by the work that Jesus would do</text:p>
        </text:list-item>
      </text:list>
      <text:h text:style-name="P5" text:outline-level="3">v<text:span text:style-name="T1">29-33 </text:span>The Lesson of the Fig Tree</text:h>
      <text:p text:style-name="P6"><text:span text:style-name="Strong_20_Emphasis"><text:span text:style-name="T1">29.</text:span></text:span> And he told them a parable: “Look at the fig tree, and all the trees.<text:line-break/><text:span text:style-name="Strong_20_Emphasis"><text:span text:style-name="T1">30.</text:span></text:span> As soon as they come out in leaf, you see for yourselves and know that the summer is already near.<text:line-break/><text:span text:style-name="Strong_20_Emphasis"><text:span text:style-name="T1">31.</text:span></text:span> So also, when <text:span text:style-name="T10">you</text:span> see these things taking place, you know that the kingdom of God is near.<text:line-break/><text:span text:style-name="Strong_20_Emphasis"><text:span text:style-name="T1">32.</text:span></text:span> “Truly, I tell you, <text:span text:style-name="T10">this generation</text:span> will not pass away until all has taken place.<text:line-break/><text:span text:style-name="Strong_20_Emphasis"><text:span text:style-name="T1">33.</text:span></text:span> Heaven and earth will pass away, but my words will not pass away.</text:p>
      <text:list text:style-name="L27">
        <text:list-item>
          <text:p text:style-name="P88">Observe the fig tree <text:span text:style-name="T158">and all the trees</text:span> as a parable for recognizing impending events from signs.</text:p>
        </text:list-item>
        <text:list-item>
          <text:p text:style-name="P88">When budding after winter slumber, with fresh branches and leaves, know summer is near; natural signs predict what is coming, like clouds indicating rain or wind hot weather in chapter 12—people discern weather but not the time.</text:p>
        </text:list-item>
        <text:list-item>
          <text:p text:style-name="P89">Dispensationalists frequently say that a fig tree is a symbol for Israel.<text:line-break/>In Matthew 24, they say that when Jesus says the fig tree budding again refers to Israel returning to the land. It is then said that "this generation" refers to that generation of the fig tree budding. In 1948, when the nation of Israel was created, folks said 1988 was when Jesus was coming back, because of this erroneous conclusion.</text:p>
        </text:list-item>
      </text:list>
      <text:list text:style-name="L28">
        <text:list-item>
          <text:p text:style-name="P90"><text:span text:style-name="T159">Behold the fig tree </text:span><text:span text:style-name="T160">and </text:span><text:span text:style-name="T161">all</text:span><text:span text:style-name="T160"> the trees </text:span></text:p>
          <text:list>
            <text:list-item>
              <text:p text:style-name="P91"><text:span text:style-name="T162">Luke makes it clear that the fig tree does not represent Israel by adding "</text:span><text:span text:style-name="T163">and </text:span><text:span text:style-name="T164">all</text:span><text:span text:style-name="T163"> the trees</text:span><text:span text:style-name="T162">". Does </text:span><text:span text:style-name="T165">every tree</text:span><text:span text:style-name="T162"> represent Israel?<text:line-break/></text:span><text:span text:style-name="T166">Trees usually come back to life after winter.<text:line-break/>In the same way, when you see all these things happen, know that the judgment is near.</text:span></text:p>
            </text:list-item>
            <text:list-item>
              <text:p text:style-name="P92">Luke 12:54-56<text:line-break/>Jesus said that folks can discern weather patterns to tell the future – likewise, these signs Jesus gave are how His disciples will be able to tell the future.<text:line-break/>When the Romans(armies) come, then they will know to flee.</text:p>
            </text:list-item>
          </text:list>
        </text:list-item>
      </text:list>
      <text:h text:style-name="P93" text:outline-level="4">v<text:bookmark-start text:name="__RefHeading___Toc155299_573321154"/>32 <text:span text:style-name="T167">When? - </text:span>This generation<text:bookmark-end text:name="__RefHeading___Toc155299_573321154"/></text:h>
      <text:p text:style-name="P94"><text:span text:style-name="T6">32. </text:span><text:span text:style-name="T16">"Truly I say to you, </text:span><text:span text:style-name="T10">this generation </text:span><text:span text:style-name="T16">will not pass away until </text:span><text:span text:style-name="T10">all things</text:span><text:span text:style-name="T16"> take place.</text:span></text:p>
      <text:list text:style-name="L29">
        <text:list-item>
          <text:p text:style-name="P95"><text:soft-page-break/>all things</text:p>
          <text:list>
            <text:list-item>
              <text:p text:style-name="P96"><text:span text:style-name="T6">Matthew 24:34<text:line-break/>34.</text:span> <text:span text:style-name="T16">“Truly I say to you, this [fn]generation will not pass away until </text:span><text:span text:style-name="T10">all these things</text:span><text:span text:style-name="T16"> take place.</text:span></text:p>
              <text:list>
                <text:list-item>
                  <text:p text:style-name="P97">Being parallel accounts, Matthew helps us to understand that Jesus is talking about all the things He just mentioned, not "all" things ever prophesied, such as His 2nd coming, happening in that generation.</text:p>
                </text:list-item>
                <text:list-item>
                  <text:p text:style-name="P98">Either that, or this could mean that most of Old Testament prophecy would be fulfilled when AD 70 happened.</text:p>
                </text:list-item>
              </text:list>
            </text:list-item>
          </text:list>
        </text:list-item>
        <text:list-item>
          <text:p text:style-name="P99"><text:span text:style-name="T10">this generation </text:span><text:span text:style-name="T1">-</text:span></text:p>
          <text:list>
            <text:list-item>
              <text:p text:style-name="P100"><text:span text:style-name="T1">"a </text:span><text:span text:style-name="T10">race</text:span><text:span text:style-name="T1">, or family/tribe/group of people?" - Greek: Genea.<text:line-break/>Is Jesus saying the Jewish race will not pass from existence until these things?<text:line-break/>Then that means the Jewish race will end when these things take place.<text:line-break/>There is no reference to the Jewish race in the passage.<text:line-break/>If Jesus is talking about a race instead of time period, then Jesus is dodging the question of "when" these things would be.</text:span></text:p>
            </text:list-item>
            <text:list-item>
              <text:p text:style-name="P100">"<text:span text:style-name="T168">that</text:span><text:span text:style-name="T169"> generation?" - The people who saw those things would be when these things take place? That isn't what Jesus said. In every case Jesus said "this" generation elsewhere, He never means "that" generation</text:span><text:span text:style-name="T170">(ie. Matthew 16:28)</text:span><text:span text:style-name="T169">.<text:line-break/></text:span><text:span text:style-name="T171">What Jesus said did happen; why a Christian would say Jesus was a false prophet is not rational.</text:span><text:span text:style-name="T169"><text:line-break/></text:span><text:span text:style-name="T170">See Matthew 24:24 commentary for </text:span><text:span text:style-name="T149">much more detail on "this generation"</text:span></text:p>
            </text:list-item>
          </text:list>
        </text:list-item>
      </text:list>
      <text:h text:style-name="P13" text:outline-level="4">v31<text:span text:style-name="T56"> When </text:span><text:span text:style-name="T172">you</text:span><text:span text:style-name="T56"> see these things</text:span></text:h>
      <text:list text:style-name="L30">
        <text:list-item>
          <text:p text:style-name="P101">Similarly, when seeing these signs like Romans surrounding Jerusalem, know God's kingdom (or the desolation) is near, even at the doors in Matthew's parallel; the fig tree is not a symbol for Israel budding in 1948 as some claim, as Luke includes <text:span text:style-name="T158">all trees</text:span>, making it a general example of nature's predictability, not specific to Israel; misinterpretations led to failed predictions like the second coming by 1988, 40 years after 1948.<text:span text:style-name="T150"> Instead of doubling-down on evidentially false prophetic interpretations, Christians should learn from the mistakes of those who came before them.</text:span></text:p>
        </text:list-item>
      </text:list>
      <text:h text:style-name="P13" text:outline-level="4">v32<text:span text:style-name="T56"> This Generation</text:span></text:h>
      <text:list text:style-name="L31">
        <text:list-item>
          <text:p text:style-name="P102">This generation will not pass until all happens; refers to the living generation seeing the fulfillment in AD 70, not a future generation or the Jewish race, as that would be irrelevant to the question of timing and no race was discussed; parallels Matthew 16:28 where some standing there would not taste death before seeing the Son of Man coming in His kingdom, meaning the judgment on Jerusalem.</text:p>
        </text:list-item>
      </text:list>
      <text:h text:style-name="P103" text:outline-level="4"><text:soft-page-break/>v33 Heaven and Earth will pass away</text:h>
      <text:p text:style-name="P6"><text:span text:style-name="Strong_20_Emphasis"><text:span text:style-name="T1">32.</text:span></text:span> “Truly, I tell you, <text:span text:style-name="T10">this generation</text:span> <text:span text:style-name="T173">will not pass away</text:span> until <text:span text:style-name="T174">all</text:span> has taken place.<text:line-break/><text:span text:style-name="Strong_20_Emphasis"><text:span text:style-name="T1">33.</text:span></text:span> Heaven and earth will pass away, but <text:span text:style-name="T10">my words</text:span> <text:span text:style-name="T173">will not pass away</text:span>.</text:p>
      <text:list xml:id="list1811160088" text:style-name="L32">
        <text:list-item>
          <text:p text:style-name="P104"><text:span text:style-name="T175">2 Peter 3</text:span><text:span text:style-name="T176"> says this will happen with Christ's 2nd coming.</text:span></text:p>
        </text:list-item>
      </text:list>
      <text:list text:style-name="L33">
        <text:list-item>
          <text:p text:style-name="P105">Jesus said this after Matthew 24:1-34, which was also talking about the AD 70 destruction of Jerusalem</text:p>
        </text:list-item>
      </text:list>
      <text:h text:style-name="P5" text:outline-level="3">v<text:span text:style-name="T1">34-36 </text:span><text:span text:style-name="T177">Be Prepared</text:span><text:span text:style-name="T178"> to Flee</text:span></text:h>
      <text:p text:style-name="P6"><text:span text:style-name="Strong_20_Emphasis"><text:span text:style-name="T1">34.</text:span></text:span> “But <text:span text:style-name="T10">watch yourselves </text:span>lest your hearts be weighed down with <text:span text:style-name="T10">dissipation and drunkenness</text:span> and <text:span text:style-name="T10">cares of this life</text:span>, and <text:span text:style-name="T78">that day</text:span> come upon you suddenly like a trap.<text:line-break/><text:span text:style-name="Strong_20_Emphasis"><text:span text:style-name="T1">35.</text:span></text:span> For it will come upon all who dwell on the face of the whole earth.<text:line-break/><text:span text:style-name="Strong_20_Emphasis"><text:span text:style-name="T1">36.</text:span></text:span> But stay awake at all times, praying that <text:span text:style-name="T10">you</text:span> may have <text:span text:style-name="T10">strength to escape</text:span> all these things <text:span text:style-name="T10">that are going to take place</text:span>, and to <text:span text:style-name="T10">stand</text:span> before the Son of Man.”</text:p>
      <text:list text:style-name="L34">
        <text:list-item>
          <text:p text:style-name="P106">Guard against hearts weighed by carousing, drunkenness, gluttony, and life cares, lest the day come unexpectedly like a snare; stay spiritually alert and disciplined, not melting back into unbelieving Jewish society.</text:p>
        </text:list-item>
        <text:list-item>
          <text:p text:style-name="P107">v34 says 'that day', which could seem to speak of Jesus' 2nd Coming, but v32 said "this generation will not pass away" and v36 spoke of having the strength to escape.<text:line-break/>No one can escape Jesus' 2nd Coming,<text:line-break/>but you could escape the AD 70 destruction of Jerusalem.</text:p>
        </text:list-item>
      </text:list>
      <text:h text:style-name="P103" text:outline-level="4">v34 Be on Guard</text:h>
      <text:list text:continue-list="list1811160088" text:style-name="L32">
        <text:list-item text:start-value="1">
          <text:p text:style-name="P108">I believe Jesus is contrasting AD 70 to His 2nd coming with <text:span text:style-name="T6">v33-35</text:span>.<text:line-break/><text:span text:style-name="T179">There is a day(v34) when heaven and earth will pass away (v33), which will affect everyone on the whole earth.<text:line-break/>They are to </text:span><text:span text:style-name="T160">be on guard</text:span><text:span text:style-name="T179"> (v34) in order to avoid apostacy – you can't run from Jesus' 2nd coming in v33-35.<text:line-break/>But they could prepare for AD 70 in v36.<text:line-break/>Whereas v36 says to </text:span><text:span text:style-name="T160">keep</text:span><text:span text:style-name="T159"> on the </text:span><text:span text:style-name="T160">alert</text:span><text:span text:style-name="T159"> at all times </text:span><text:span text:style-name="T179">so they can escape 70 AD.</text:span></text:p>
        </text:list-item>
      </text:list>
      <text:h text:style-name="P13" text:outline-level="4">v35 The Whole Earth<text:span text:style-name="T151">(Land)</text:span></text:h>
      <text:list xml:id="list612201587" text:style-name="L35">
        <text:list-item>
          <text:p text:style-name="P109">It will come on all in the whole land (of Israel), the same Greek word as earth but contextually the land of the Jews, as earlier distress is on the land and wrath on this people<text:span text:style-name="T180">(v23)</text:span>, not worldwide.<text:span text:style-name="T180"> Why else did Jesus say to flee Judea-only?</text:span></text:p>
        </text:list-item>
      </text:list>
      <text:h text:style-name="P14" text:outline-level="5">the face of all the earth</text:h>
      <text:list text:style-name="L36">
        <text:list-item>
          <text:p text:style-name="P110"><text:span text:style-name="T181">Here, "</text:span><text:span text:style-name="T182">earth</text:span><text:span text:style-name="T181">" is Greek:</text:span><text:bookmark text:name="yui-gen48 Copy 2"/><text:span text:style-name="Emphasis"><text:span text:style-name="T183">gē</text:span></text:span><text:span text:style-name="T181">[Strongs G1093], which could here be interpreted "the</text:span><text:span text:style-name="T178"> whole</text:span><text:span text:style-name="T181"> land", as in, the land of Judea (that Jesus said to flee), </text:span><text:span text:style-name="T178">or the whole Earth.</text:span></text:p>
          <text:list>
            <text:list-item>
              <text:p text:style-name="P110"><text:soft-page-break/><text:span text:style-name="T181">It would be most sensical for "</text:span><text:span text:style-name="T182">earth</text:span><text:span text:style-name="T181">" in this verse to mean "the </text:span><text:span text:style-name="T178">whole </text:span><text:span text:style-name="T181">land" of Judea, which Jesu</text:span><text:span text:style-name="T178">s</text:span><text:span text:style-name="T181"> said to flee. If this was an Earth-wide event, fleeing would do no good.</text:span></text:p>
            </text:list-item>
            <text:list-item>
              <text:p text:style-name="P111">There is no exegetical(from the text) reason to interpret this verse as worldwide.</text:p>
            </text:list-item>
            <text:list-item>
              <text:p text:style-name="P112"><text:span text:style-name="Strong_20_Emphasis"><text:span text:style-name="T69">23.</text:span></text:span><text:span text:style-name="T70"> Alas for women who are pregnant and for those who are nursing infants in those days! For there will be great distress upon the earth and </text:span><text:span text:style-name="T46">wrath against </text:span><text:span text:style-name="T184">this people</text:span><text:span text:style-name="T70">.</text:span></text:p>
              <text:list>
                <text:list-item>
                  <text:p text:style-name="P112"><text:span text:style-name="T185">Jesus already said earlier that the judgment would </text:span><text:span text:style-name="T178">be </text:span><text:span text:style-name="T46">wrath against this people</text:span><text:span text:style-name="T178">, who lived in Judea.</text:span></text:p>
                </text:list-item>
              </text:list>
            </text:list-item>
          </text:list>
        </text:list-item>
      </text:list>
      <text:h text:style-name="P8" text:outline-level="5">2nd Coming?</text:h>
      <text:p text:style-name="P113"><text:span text:style-name="T178">Could </text:span><text:span text:style-name="T186">v33-34 have </text:span><text:span text:style-name="T178">changed topic from AD 70</text:span><text:span text:style-name="T186"> to Jesus </text:span><text:span text:style-name="T178">telling His disciples of</text:span><text:span text:style-name="T186"> His 2nd coming, so that "that day" will not catch them off guard.<text:line-break/></text:span><text:span text:style-name="T187">all</text:span><text:span text:style-name="T159"> those who inhabit </text:span><text:span text:style-name="T160">the face of </text:span><text:span text:style-name="T161">all</text:span><text:span text:style-name="T160"> the earth</text:span><text:span text:style-name="T188"> – notice how all is mentioned twice.</text:span></text:p>
      <text:list text:continue-list="list612201587" text:style-name="L35">
        <text:list-item>
          <text:list>
            <text:list-item>
              <text:p text:style-name="P114"><text:span text:style-name="T176">Here is another way to put it:</text:span><text:span text:style-name="T186"><text:line-break/></text:span><text:span text:style-name="T176">Jesus is either telling His disciples to be on the lookout for the sign from v20,<text:line-break/>being sober and on-alert so as to not miss it<text:line-break/></text:span><text:span text:style-name="T175">OR</text:span><text:span text:style-name="T176"> is telling them to not backslide into sin so that they are ready for His 2nd coming.</text:span></text:p>
            </text:list-item>
            <text:list-item>
              <text:p text:style-name="P115"><text:span text:style-name="T189">In contrast, </text:span>v36 speaks of something you can 'escape' from, which would only be the AD 70 destruction. You can't 'escape' Jesus' 2nd coming. <text:line-break/>Physical "strength" will help you flee/escape Jerusalem, but not make you ready for Jesus' 2nd coming.</text:p>
            </text:list-item>
          </text:list>
        </text:list-item>
      </text:list>
      <text:h text:style-name="P13" text:outline-level="4">v36 <text:span text:style-name="T190">Awake - Stength to Escape</text:span></text:h>
      <text:list text:style-name="L37">
        <text:list-item>
          <text:p text:style-name="P116">Watch and pray always to be counted worthy to escape all these and stand before the Son of Man, meaning survive the judgment without falling under it, continuing to stand as now; the Christians in Jerusalem did escape by fleeing, praying to survive.</text:p>
        </text:list-item>
        <text:list-item>
          <text:p text:style-name="P117">Revelation speaks of those who are able to stand the judgments God was performaing. In AD 70, it was the Christian Jews.</text:p>
        </text:list-item>
        <text:list-item>
          <text:p text:style-name="P118"><text:span text:style-name="T160">keep</text:span><text:span text:style-name="T159"> on the </text:span><text:span text:style-name="T160">alert –</text:span><text:span text:style-name="T191"> </text:span><text:span text:style-name="T192">seems close to v34's "But be on guard", which would indicate v34+36 are talking about the same thing.<text:line-break/></text:span><text:span text:style-name="T193">Be alert to lookout for the sign to flee Judea.</text:span></text:p>
        </text:list-item>
        <text:list-item>
          <text:p text:style-name="P118">If v33-35 swapped <text:span text:style-name="T194">topics from AD 70 </text:span>to Jesus' 2nd coming, v36 would be Jesus contrasting the events to happen to them in "this generation", versus "that day" of His 2nd coming.<text:line-break/><text:span text:style-name="T180">Jesus here could be speaking of "that day" of which the Christian Jews needed to flee - when the armies surround Jerusalem.</text:span></text:p>
        </text:list-item>
        <text:list-item>
          <text:p text:style-name="P119"><text:span text:style-name="T195">to stand before the Son of Man –</text:span><text:span text:style-name="T196"> </text:span><text:span text:style-name="T197">Revelation has a theme of "who is able to stand" from the wrath of the Lamb. So maybe "escape all these things" is the physical escape of Christian Jews from Jerusalem, where only God's people are able to stand(survive) the wrath of the Lamb upon Jerusalem.<text:line-break/></text:span><text:soft-page-break/><text:span text:style-name="T197">With that understanding, we don't see v36 as indicating Jesus' 2nd coming.<text:line-break/></text:span><text:span text:style-name="T180">This also gives way to making sense of a more preterist understanding to a signifcant part of Revelation. Only the righteous, Christian Jews (who are part of the Church) were able to "stand" the judgments that Revelation speaks of.</text:span></text:p>
        </text:list-item>
      </text:list>
      <text:h text:style-name="P5" text:outline-level="3">v<text:span text:style-name="T1">37-38 </text:span>Jesus' Daily Teaching</text:h>
      <text:p text:style-name="P6"><text:span text:style-name="Strong_20_Emphasis"><text:span text:style-name="T1">37.</text:span></text:span> And every day he was teaching in the temple, but at night he went out and lodged on the mount called Olivet.<text:line-break/><text:span text:style-name="Strong_20_Emphasis"><text:span text:style-name="T1">38.</text:span></text:span> And early in the morning all the people came to him in the temple to hear him.</text:p>
      <text:list text:style-name="L38">
        <text:list-item>
          <text:p text:style-name="P120">Jesus taught in the temple by day, stayed on the Mount of Olives at night, either under the stars in springtime or at friends' house in Bethany like Mary, Martha, and Lazarus.</text:p>
        </text:list-item>
        <text:list-item>
          <text:p text:style-name="P120">People came early to hear him in the temple; this was the pattern of His final week, with public teaching in the temple by day, though the Olivet Discourse was private to disciples on the mount; much final week teaching was public but not these predictions.</text:p>
        </text:list-item>
        <text:list-item>
          <text:p text:style-name="P120"><text:span text:style-name="T198">This </text:span><text:span text:style-name="T179">tells us</text:span><text:span text:style-name="T198"> Jesus was speaking to his disciples at night</text:span><text:span text:style-name="T180">(evenings)</text:span><text:span text:style-name="T198"> on the mount of Olives, whereas the temple teachings were public during the day.</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left="-0.4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chapter">
      <style:paragraph-properties fo:margin-left="-0.2in"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chapter">
      <style:paragraph-properties fo:margin-left="-0.3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chapter">
      <style:paragraph-properties fo:margin-lef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text-properties fo:color="#000000" loext:opacity="100%" fo:font-style="normal" fo:font-weight="normal" style:font-style-asian="normal" style:font-weight-asian="normal" style:font-style-complex="normal" style:font-weight-complex="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9T18:47:42.870730800</meta:creation-date>
    <dc:date>2025-08-19T20:01:36.793459300</dc:date>
    <meta:editing-duration>PT38S</meta:editing-duration>
    <meta:editing-cycles>2</meta:editing-cycles>
    <meta:generator>LibreOffice/25.2.5.2$Windows_X86_64 LibreOffice_project/03d19516eb2e1dd5d4ccd751a0d6f35f35e08022</meta:generator>
    <meta:document-statistic meta:table-count="0" meta:image-count="0" meta:object-count="0" meta:page-count="18" meta:paragraph-count="247" meta:word-count="7320" meta:character-count="40333" meta:non-whitespace-character-count="33369"/>
  </office:meta>
</office:document-meta>
</file>